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5.918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5.101cm"/>
    </style:style>
    <style:style style:name="co10" style:family="table-column">
      <style:table-column-properties fo:break-before="auto" style:column-width="6.354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3.03cm"/>
    </style:style>
    <style:style style:name="co13" style:family="table-column">
      <style:table-column-properties fo:break-before="auto" style:column-width="2.949cm"/>
    </style:style>
    <style:style style:name="co14" style:family="table-column">
      <style:table-column-properties fo:break-before="auto" style:column-width="2.731cm"/>
    </style:style>
    <style:style style:name="co15" style:family="table-column">
      <style:table-column-properties fo:break-before="auto" style:column-width="4.066cm"/>
    </style:style>
    <style:style style:name="co16" style:family="table-column">
      <style:table-column-properties fo:break-before="auto" style:column-width="4.147cm"/>
    </style:style>
    <style:style style:name="co17" style:family="table-column">
      <style:table-column-properties fo:break-before="auto" style:column-width="3.847cm"/>
    </style:style>
    <style:style style:name="co18" style:family="table-column">
      <style:table-column-properties fo:break-before="auto" style:column-width="4.011cm"/>
    </style:style>
    <style:style style:name="co19" style:family="table-column">
      <style:table-column-properties fo:break-before="auto" style:column-width="5.782cm"/>
    </style:style>
    <style:style style:name="co20" style:family="table-column">
      <style:table-column-properties fo:break-before="auto" style:column-width="5.999cm"/>
    </style:style>
    <style:style style:name="co21" style:family="table-column">
      <style:table-column-properties fo:break-before="auto" style:column-width="4.909cm"/>
    </style:style>
    <style:style style:name="co22" style:family="table-column">
      <style:table-column-properties fo:break-before="auto" style:column-width="3.385cm"/>
    </style:style>
    <style:style style:name="co23" style:family="table-column">
      <style:table-column-properties fo:break-before="auto" style:column-width="4.311cm"/>
    </style:style>
    <style:style style:name="co24" style:family="table-column">
      <style:table-column-properties fo:break-before="auto" style:column-width="5.754cm"/>
    </style:style>
    <style:style style:name="co25" style:family="table-column">
      <style:table-column-properties fo:break-before="auto" style:column-width="3.304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Results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tiffness Mineralized N/mm</text:p>
          </table:table-cell>
          <table:table-cell office:value-type="string" calcext:value-type="string">
            <text:p>Apparent Modulus Mineralized MPa</text:p>
          </table:table-cell>
          <table:table-cell office:value-type="string" calcext:value-type="string">
            <text:p>Ultimate Force N</text:p>
          </table:table-cell>
          <table:table-cell office:value-type="string" calcext:value-type="string">
            <text:p>Ultimate Stress MPa</text:p>
          </table:table-cell>
          <table:table-cell office:value-type="string" calcext:value-type="string">
            <text:p>Ultimate Strain -</text:p>
          </table:table-cell>
          <table:table-cell office:value-type="string" calcext:value-type="string">
            <text:p>Stiffness Demineralized N/mm</text:p>
          </table:table-cell>
          <table:table-cell office:value-type="string" calcext:value-type="string">
            <text:p>Apparent Modulus Demineralized MPa</text:p>
          </table:table-cell>
          <table:table-cell office:value-type="string" calcext:value-type="string">
            <text:p>Density g/cm³</text:p>
          </table:table-cell>
          <table:table-cell office:value-type="string" calcext:value-type="string">
            <text:p>Organic Weight g</text:p>
          </table:table-cell>
          <table:table-cell office:value-type="string" calcext:value-type="string">
            <text:p>Mineral Weight g</text:p>
          </table:table-cell>
          <table:table-cell office:value-type="string" calcext:value-type="string">
            <text:p>Water Weight g</text:p>
          </table:table-cell>
          <table:table-cell office:value-type="string" calcext:value-type="string">
            <text:p>Mineral weight fraction -</text:p>
          </table:table-cell>
          <table:table-cell office:value-type="string" calcext:value-type="string">
            <text:p>Organic weight fraction -</text:p>
          </table:table-cell>
          <table:table-cell office:value-type="string" calcext:value-type="string">
            <text:p>Water weight fraction -</text:p>
          </table:table-cell>
          <table:table-cell office:value-type="string" calcext:value-type="string">
            <text:p>Bone Volume Fraction -</text:p>
          </table:table-cell>
          <table:table-cell office:value-type="string" calcext:value-type="string">
            <text:p>Bone Mineral Density mg HA / cm³</text:p>
          </table:table-cell>
          <table:table-cell office:value-type="string" calcext:value-type="string">
            <text:p>Tissue Mineral Density mg HA / cm³</text:p>
          </table:table-cell>
          <table:table-cell office:value-type="string" calcext:value-type="string">
            <text:p>Bone Mineral Content mg HA</text:p>
          </table:table-cell>
          <table:table-cell office:value-type="string" calcext:value-type="string">
            <text:p>Minimum Area mm²</text:p>
          </table:table-cell>
          <table:table-cell office:value-type="string" calcext:value-type="string">
            <text:p>Mean Apparent Area mm²</text:p>
          </table:table-cell>
          <table:table-cell office:value-type="string" calcext:value-type="string">
            <text:p>Minimum Equivalent Diameter mm</text:p>
          </table:table-cell>
          <table:table-cell office:value-type="string" calcext:value-type="string">
            <text:p>Mean Apparent Diameter mm</text:p>
          </table:table-cell>
          <table:table-cell office:value-type="string" calcext:value-type="string">
            <text:p>Mean Area Fraction -</text:p>
          </table:table-cell>
          <table:table-cell office:value-type="string" calcext:value-type="string">
            <text:p>Min Area Fraction -</text:p>
          </table:table-cell>
        </table:table-row>
        <table:table-row table:style-name="ro1">
          <table:table-cell office:value-type="string" calcext:value-type="string">
            <text:p>385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office:value-type="float" office:value="7195" calcext:value-type="float">
            <text:p>7195</text:p>
          </table:table-cell>
          <table:table-cell office:value-type="float" office:value="13873" calcext:value-type="float">
            <text:p>13873</text:p>
          </table:table-cell>
          <table:table-cell office:value-type="float" office:value="35.27" calcext:value-type="float">
            <text:p>35.27</text:p>
          </table:table-cell>
          <table:table-cell office:value-type="float" office:value="10.47" calcext:value-type="float">
            <text:p>10.47</text:p>
          </table:table-cell>
          <table:table-cell office:value-type="float" office:value="0.0791" calcext:value-type="float">
            <text:p>0.0791</text:p>
          </table:table-cell>
          <table:table-cell office:value-type="float" office:value="88.3" calcext:value-type="float">
            <text:p>88.3</text:p>
          </table:table-cell>
          <table:table-cell office:value-type="float" office:value="170.4" calcext:value-type="float">
            <text:p>170.4</text:p>
          </table:table-cell>
          <table:table-cell office:value-type="float" office:value="1.913" calcext:value-type="float">
            <text:p>1.913</text:p>
          </table:table-cell>
          <table:table-cell office:value-type="float" office:value="0.194" calcext:value-type="float">
            <text:p>0.194</text:p>
          </table:table-cell>
          <table:table-cell office:value-type="float" office:value="0.324" calcext:value-type="float">
            <text:p>0.324</text:p>
          </table:table-cell>
          <table:table-cell office:value-type="float" office:value="0.037" calcext:value-type="float">
            <text:p>0.037</text:p>
          </table:table-cell>
          <table:table-cell office:value-type="float" office:value="0.584" calcext:value-type="float">
            <text:p>0.584</text:p>
          </table:table-cell>
          <table:table-cell office:value-type="float" office:value="0.349" calcext:value-type="float">
            <text:p>0.349</text:p>
          </table:table-cell>
          <table:table-cell office:value-type="float" office:value="0.067" calcext:value-type="float">
            <text:p>0.067</text:p>
          </table:table-cell>
          <table:table-cell office:value-type="float" office:value="0.868" calcext:value-type="float">
            <text:p>0.868</text:p>
          </table:table-cell>
          <table:table-cell office:value-type="float" office:value="978.115" calcext:value-type="float">
            <text:p>978.115</text:p>
          </table:table-cell>
          <table:table-cell office:value-type="float" office:value="1096.207" calcext:value-type="float">
            <text:p>1096.207</text:p>
          </table:table-cell>
          <table:table-cell office:value-type="float" office:value="1134.73" calcext:value-type="float">
            <text:p>1134.73</text:p>
          </table:table-cell>
          <table:table-cell office:value-type="float" office:value="2.741" calcext:value-type="float">
            <text:p>2.741</text:p>
          </table:table-cell>
          <table:table-cell office:value-type="float" office:value="3.369" calcext:value-type="float">
            <text:p>3.369</text:p>
          </table:table-cell>
          <table:table-cell office:value-type="float" office:value="1.868" calcext:value-type="float">
            <text:p>1.868</text:p>
          </table:table-cell>
          <table:table-cell office:value-type="float" office:value="2.071" calcext:value-type="float">
            <text:p>2.071</text:p>
          </table:table-cell>
          <table:table-cell office:value-type="float" office:value="0.868" calcext:value-type="float">
            <text:p>0.868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385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office:value-type="float" office:value="6690" calcext:value-type="float">
            <text:p>6690</text:p>
          </table:table-cell>
          <table:table-cell office:value-type="float" office:value="13289" calcext:value-type="float">
            <text:p>13289</text:p>
          </table:table-cell>
          <table:table-cell office:value-type="float" office:value="29.3" calcext:value-type="float">
            <text:p>29.3</text:p>
          </table:table-cell>
          <table:table-cell office:value-type="float" office:value="8.95" calcext:value-type="float">
            <text:p>8.95</text:p>
          </table:table-cell>
          <table:table-cell office:value-type="float" office:value="0.0835" calcext:value-type="float">
            <text:p>0.0835</text:p>
          </table:table-cell>
          <table:table-cell office:value-type="float" office:value="70.8" calcext:value-type="float">
            <text:p>70.8</text:p>
          </table:table-cell>
          <table:table-cell office:value-type="float" office:value="140.5" calcext:value-type="float">
            <text:p>140.5</text:p>
          </table:table-cell>
          <table:table-cell office:value-type="float" office:value="1.941" calcext:value-type="float">
            <text:p>1.941</text:p>
          </table:table-cell>
          <table:table-cell office:value-type="float" office:value="0.192" calcext:value-type="float">
            <text:p>0.192</text:p>
          </table:table-cell>
          <table:table-cell office:value-type="float" office:value="0.318" calcext:value-type="float">
            <text:p>0.318</text:p>
          </table:table-cell>
          <table:table-cell office:value-type="float" office:value="0.032" calcext:value-type="float">
            <text:p>0.032</text:p>
          </table:table-cell>
          <table:table-cell office:value-type="float" office:value="0.587" calcext:value-type="float">
            <text:p>0.587</text:p>
          </table:table-cell>
          <table:table-cell office:value-type="float" office:value="0.354" calcext:value-type="float">
            <text:p>0.354</text:p>
          </table:table-cell>
          <table:table-cell office:value-type="float" office:value="0.059" calcext:value-type="float">
            <text:p>0.059</text:p>
          </table:table-cell>
          <table:table-cell office:value-type="float" office:value="0.908" calcext:value-type="float">
            <text:p>0.908</text:p>
          </table:table-cell>
          <table:table-cell office:value-type="float" office:value="1034.003" calcext:value-type="float">
            <text:p>1034.003</text:p>
          </table:table-cell>
          <table:table-cell office:value-type="float" office:value="1124.839" calcext:value-type="float">
            <text:p>1124.839</text:p>
          </table:table-cell>
          <table:table-cell office:value-type="float" office:value="1203.836" calcext:value-type="float">
            <text:p>1203.836</text:p>
          </table:table-cell>
          <table:table-cell office:value-type="float" office:value="2.814" calcext:value-type="float">
            <text:p>2.814</text:p>
          </table:table-cell>
          <table:table-cell office:value-type="float" office:value="3.275" calcext:value-type="float">
            <text:p>3.275</text:p>
          </table:table-cell>
          <table:table-cell office:value-type="float" office:value="1.893" calcext:value-type="float">
            <text:p>1.893</text:p>
          </table:table-cell>
          <table:table-cell office:value-type="float" office:value="2.042" calcext:value-type="float">
            <text:p>2.042</text:p>
          </table:table-cell>
          <table:table-cell office:value-type="float" office:value="0.908" calcext:value-type="float">
            <text:p>0.908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386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</text:p>
          </table:table-cell>
          <table:table-cell office:value-type="float" office:value="9429" calcext:value-type="float">
            <text:p>9429</text:p>
          </table:table-cell>
          <table:table-cell office:value-type="float" office:value="19297" calcext:value-type="float">
            <text:p>19297</text:p>
          </table:table-cell>
          <table:table-cell office:value-type="float" office:value="70.72" calcext:value-type="float">
            <text:p>70.72</text:p>
          </table:table-cell>
          <table:table-cell office:value-type="float" office:value="22.23" calcext:value-type="float">
            <text:p>22.23</text:p>
          </table:table-cell>
          <table:table-cell office:value-type="float" office:value="0.0948" calcext:value-type="float">
            <text:p>0.0948</text:p>
          </table:table-cell>
          <table:table-cell office:value-type="float" office:value="122.9" calcext:value-type="float">
            <text:p>122.9</text:p>
          </table:table-cell>
          <table:table-cell office:value-type="float" office:value="251.2" calcext:value-type="float">
            <text:p>251.2</text:p>
          </table:table-cell>
          <table:table-cell office:value-type="float" office:value="1.98" calcext:value-type="float">
            <text:p>1.98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4" calcext:value-type="float">
            <text:p>0.364</text:p>
          </table:table-cell>
          <table:table-cell office:value-type="float" office:value="0.034" calcext:value-type="float">
            <text:p>0.034</text:p>
          </table:table-cell>
          <table:table-cell office:value-type="float" office:value="0.595" calcext:value-type="float">
            <text:p>0.595</text:p>
          </table:table-cell>
          <table:table-cell office:value-type="float" office:value="0.35" calcext:value-type="float">
            <text:p>0.35</text:p>
          </table:table-cell>
          <table:table-cell office:value-type="float" office:value="0.055" calcext:value-type="float">
            <text:p>0.055</text:p>
          </table:table-cell>
          <table:table-cell office:value-type="float" office:value="0.955" calcext:value-type="float">
            <text:p>0.955</text:p>
          </table:table-cell>
          <table:table-cell office:value-type="float" office:value="1046.653" calcext:value-type="float">
            <text:p>1046.653</text:p>
          </table:table-cell>
          <table:table-cell office:value-type="float" office:value="1097.176" calcext:value-type="float">
            <text:p>1097.176</text:p>
          </table:table-cell>
          <table:table-cell office:value-type="float" office:value="1223.636" calcext:value-type="float">
            <text:p>1223.636</text:p>
          </table:table-cell>
          <table:table-cell office:value-type="float" office:value="2.976" calcext:value-type="float">
            <text:p>2.976</text:p>
          </table:table-cell>
          <table:table-cell office:value-type="float" office:value="3.181" calcext:value-type="float">
            <text:p>3.181</text:p>
          </table:table-cell>
          <table:table-cell office:value-type="float" office:value="1.947" calcext:value-type="float">
            <text:p>1.947</text:p>
          </table:table-cell>
          <table:table-cell office:value-type="float" office:value="2.013" calcext:value-type="float">
            <text:p>2.013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387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</text:p>
          </table:table-cell>
          <table:table-cell office:value-type="float" office:value="6889" calcext:value-type="float">
            <text:p>6889</text:p>
          </table:table-cell>
          <table:table-cell office:value-type="float" office:value="14007" calcext:value-type="float">
            <text:p>14007</text:p>
          </table:table-cell>
          <table:table-cell office:value-type="float" office:value="34.14" calcext:value-type="float">
            <text:p>34.14</text:p>
          </table:table-cell>
          <table:table-cell office:value-type="float" office:value="10.73" calcext:value-type="float">
            <text:p>10.73</text:p>
          </table:table-cell>
          <table:table-cell office:value-type="float" office:value="0.0725" calcext:value-type="float">
            <text:p>0.0725</text:p>
          </table:table-cell>
          <table:table-cell office:value-type="float" office:value="79.6" calcext:value-type="float">
            <text:p>79.6</text:p>
          </table:table-cell>
          <table:table-cell office:value-type="float" office:value="162.6" calcext:value-type="float">
            <text:p>162.6</text:p>
          </table:table-cell>
          <table:table-cell office:value-type="float" office:value="1.94" calcext:value-type="float">
            <text:p>1.94</text:p>
          </table:table-cell>
          <table:table-cell office:value-type="float" office:value="0.195" calcext:value-type="float">
            <text:p>0.195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4" calcext:value-type="float">
            <text:p>0.034</text:p>
          </table:table-cell>
          <table:table-cell office:value-type="float" office:value="0.582" calcext:value-type="float">
            <text:p>0.582</text:p>
          </table:table-cell>
          <table:table-cell office:value-type="float" office:value="0.356" calcext:value-type="float">
            <text:p>0.356</text:p>
          </table:table-cell>
          <table:table-cell office:value-type="float" office:value="0.062" calcext:value-type="float">
            <text:p>0.062</text:p>
          </table:table-cell>
          <table:table-cell office:value-type="float" office:value="0.926" calcext:value-type="float">
            <text:p>0.926</text:p>
          </table:table-cell>
          <table:table-cell office:value-type="float" office:value="1025.036" calcext:value-type="float">
            <text:p>1025.036</text:p>
          </table:table-cell>
          <table:table-cell office:value-type="float" office:value="1097.364" calcext:value-type="float">
            <text:p>1097.364</text:p>
          </table:table-cell>
          <table:table-cell office:value-type="float" office:value="1152.134" calcext:value-type="float">
            <text:p>1152.134</text:p>
          </table:table-cell>
          <table:table-cell office:value-type="float" office:value="2.853" calcext:value-type="float">
            <text:p>2.853</text:p>
          </table:table-cell>
          <table:table-cell office:value-type="float" office:value="3.181" calcext:value-type="float">
            <text:p>3.181</text:p>
          </table:table-cell>
          <table:table-cell office:value-type="float" office:value="1.906" calcext:value-type="float">
            <text:p>1.906</text:p>
          </table:table-cell>
          <table:table-cell office:value-type="float" office:value="2.013" calcext:value-type="float">
            <text:p>2.013</text:p>
          </table:table-cell>
          <table:table-cell office:value-type="float" office:value="0.926" calcext:value-type="float">
            <text:p>0.926</text:p>
          </table:table-cell>
          <table:table-cell office:value-type="float" office:value="0.897" calcext:value-type="float">
            <text:p>0.897</text:p>
          </table:table-cell>
        </table:table-row>
        <table:table-row table:style-name="ro1">
          <table:table-cell office:value-type="string" calcext:value-type="string">
            <text:p>388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7470" calcext:value-type="float">
            <text:p>7470</text:p>
          </table:table-cell>
          <table:table-cell office:value-type="float" office:value="14965" calcext:value-type="float">
            <text:p>14965</text:p>
          </table:table-cell>
          <table:table-cell office:value-type="float" office:value="29.39" calcext:value-type="float">
            <text:p>29.39</text:p>
          </table:table-cell>
          <table:table-cell office:value-type="float" office:value="9.1" calcext:value-type="float">
            <text:p>9.1</text:p>
          </table:table-cell>
          <table:table-cell office:value-type="float" office:value="0.074" calcext:value-type="float">
            <text:p>0.074</text:p>
          </table:table-cell>
          <table:table-cell office:value-type="float" office:value="81.5" calcext:value-type="float">
            <text:p>81.5</text:p>
          </table:table-cell>
          <table:table-cell office:value-type="float" office:value="164" calcext:value-type="float">
            <text:p>164</text:p>
          </table:table-cell>
          <table:table-cell office:value-type="float" office:value="1.977" calcext:value-type="float">
            <text:p>1.977</text:p>
          </table:table-cell>
          <table:table-cell office:value-type="float" office:value="0.206" calcext:value-type="float">
            <text:p>0.206</text:p>
          </table:table-cell>
          <table:table-cell office:value-type="float" office:value="0.327" calcext:value-type="float">
            <text:p>0.327</text:p>
          </table:table-cell>
          <table:table-cell office:value-type="float" office:value="0.029" calcext:value-type="float">
            <text:p>0.029</text:p>
          </table:table-cell>
          <table:table-cell office:value-type="float" office:value="0.582" calcext:value-type="float">
            <text:p>0.582</text:p>
          </table:table-cell>
          <table:table-cell office:value-type="float" office:value="0.366" calcext:value-type="float">
            <text:p>0.3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972" calcext:value-type="float">
            <text:p>0.972</text:p>
          </table:table-cell>
          <table:table-cell office:value-type="float" office:value="1084.564" calcext:value-type="float">
            <text:p>1084.564</text:p>
          </table:table-cell>
          <table:table-cell office:value-type="float" office:value="1112.207" calcext:value-type="float">
            <text:p>1112.207</text:p>
          </table:table-cell>
          <table:table-cell office:value-type="float" office:value="1322.803" calcext:value-type="float">
            <text:p>1322.803</text:p>
          </table:table-cell>
          <table:table-cell office:value-type="float" office:value="3.087" calcext:value-type="float">
            <text:p>3.087</text:p>
          </table:table-cell>
          <table:table-cell office:value-type="float" office:value="3.228" calcext:value-type="float">
            <text:p>3.228</text:p>
          </table:table-cell>
          <table:table-cell office:value-type="float" office:value="1.983" calcext:value-type="float">
            <text:p>1.983</text:p>
          </table:table-cell>
          <table:table-cell office:value-type="float" office:value="2.027" calcext:value-type="float">
            <text:p>2.027</text:p>
          </table:table-cell>
          <table:table-cell office:value-type="float" office:value="0.972" calcext:value-type="float">
            <text:p>0.972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string" calcext:value-type="string">
            <text:p>388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7192" calcext:value-type="float">
            <text:p>7192</text:p>
          </table:table-cell>
          <table:table-cell office:value-type="float" office:value="14230" calcext:value-type="float">
            <text:p>14230</text:p>
          </table:table-cell>
          <table:table-cell office:value-type="float" office:value="18.66" calcext:value-type="float">
            <text:p>18.66</text:p>
          </table:table-cell>
          <table:table-cell office:value-type="float" office:value="5.7" calcext:value-type="float">
            <text:p>5.7</text:p>
          </table:table-cell>
          <table:table-cell office:value-type="float" office:value="0.048" calcext:value-type="float">
            <text:p>0.048</text:p>
          </table:table-cell>
          <table:table-cell office:value-type="float" office:value="76.4" calcext:value-type="float">
            <text:p>76.4</text:p>
          </table:table-cell>
          <table:table-cell office:value-type="float" office:value="151.6" calcext:value-type="float">
            <text:p>151.6</text:p>
          </table:table-cell>
          <table:table-cell office:value-type="float" office:value="1.986" calcext:value-type="float">
            <text:p>1.986</text:p>
          </table:table-cell>
          <table:table-cell office:value-type="float" office:value="0.199" calcext:value-type="float">
            <text:p>0.199</text:p>
          </table:table-cell>
          <table:table-cell office:value-type="float" office:value="0.334" calcext:value-type="float">
            <text:p>0.334</text:p>
          </table:table-cell>
          <table:table-cell office:value-type="float" office:value="0.032" calcext:value-type="float">
            <text:p>0.032</text:p>
          </table:table-cell>
          <table:table-cell office:value-type="float" office:value="0.592" calcext:value-type="float">
            <text:p>0.592</text:p>
          </table:table-cell>
          <table:table-cell office:value-type="float" office:value="0.352" calcext:value-type="float">
            <text:p>0.352</text:p>
          </table:table-cell>
          <table:table-cell office:value-type="float" office:value="0.056" calcext:value-type="float">
            <text:p>0.056</text:p>
          </table:table-cell>
          <table:table-cell office:value-type="float" office:value="0.972" calcext:value-type="float">
            <text:p>0.972</text:p>
          </table:table-cell>
          <table:table-cell office:value-type="float" office:value="1079.944" calcext:value-type="float">
            <text:p>1079.944</text:p>
          </table:table-cell>
          <table:table-cell office:value-type="float" office:value="1110.04" calcext:value-type="float">
            <text:p>1110.04</text:p>
          </table:table-cell>
          <table:table-cell office:value-type="float" office:value="1358.963" calcext:value-type="float">
            <text:p>1358.963</text:p>
          </table:table-cell>
          <table:table-cell office:value-type="float" office:value="3.099" calcext:value-type="float">
            <text:p>3.099</text:p>
          </table:table-cell>
          <table:table-cell office:value-type="float" office:value="3.275" calcext:value-type="float">
            <text:p>3.275</text:p>
          </table:table-cell>
          <table:table-cell office:value-type="float" office:value="1.986" calcext:value-type="float">
            <text:p>1.986</text:p>
          </table:table-cell>
          <table:table-cell office:value-type="float" office:value="2.042" calcext:value-type="float">
            <text:p>2.042</text:p>
          </table:table-cell>
          <table:table-cell office:value-type="float" office:value="0.972" calcext:value-type="float">
            <text:p>0.972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389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float" office:value="8654" calcext:value-type="float">
            <text:p>8654</text:p>
          </table:table-cell>
          <table:table-cell office:value-type="float" office:value="16941" calcext:value-type="float">
            <text:p>16941</text:p>
          </table:table-cell>
          <table:table-cell office:value-type="float" office:value="29.14" calcext:value-type="float">
            <text:p>29.14</text:p>
          </table:table-cell>
          <table:table-cell office:value-type="float" office:value="8.77" calcext:value-type="float">
            <text:p>8.77</text:p>
          </table:table-cell>
          <table:table-cell office:value-type="float" office:value="0.0777" calcext:value-type="float">
            <text:p>0.0777</text:p>
          </table:table-cell>
          <table:table-cell office:value-type="float" office:value="68.3" calcext:value-type="float">
            <text:p>68.3</text:p>
          </table:table-cell>
          <table:table-cell office:value-type="float" office:value="133.7" calcext:value-type="float">
            <text:p>133.7</text:p>
          </table:table-cell>
          <table:table-cell office:value-type="float" office:value="2.005" calcext:value-type="float">
            <text:p>2.005</text:p>
          </table:table-cell>
          <table:table-cell office:value-type="float" office:value="0.194" calcext:value-type="float">
            <text:p>0.194</text:p>
          </table:table-cell>
          <table:table-cell office:value-type="float" office:value="0.333" calcext:value-type="float">
            <text:p>0.333</text:p>
          </table:table-cell>
          <table:table-cell office:value-type="float" office:value="0.029" calcext:value-type="float">
            <text:p>0.029</text:p>
          </table:table-cell>
          <table:table-cell office:value-type="float" office:value="0.598" calcext:value-type="float">
            <text:p>0.598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3" calcext:value-type="float">
            <text:p>0.053</text:p>
          </table:table-cell>
          <table:table-cell office:value-type="float" office:value="0.959" calcext:value-type="float">
            <text:p>0.959</text:p>
          </table:table-cell>
          <table:table-cell office:value-type="float" office:value="1097.958" calcext:value-type="float">
            <text:p>1097.958</text:p>
          </table:table-cell>
          <table:table-cell office:value-type="float" office:value="1133.217" calcext:value-type="float">
            <text:p>1133.217</text:p>
          </table:table-cell>
          <table:table-cell office:value-type="float" office:value="1392.201" calcext:value-type="float">
            <text:p>1392.201</text:p>
          </table:table-cell>
          <table:table-cell office:value-type="float" office:value="3.11" calcext:value-type="float">
            <text:p>3.11</text:p>
          </table:table-cell>
          <table:table-cell office:value-type="float" office:value="3.322" calcext:value-type="float">
            <text:p>3.322</text:p>
          </table:table-cell>
          <table:table-cell office:value-type="float" office:value="1.99" calcext:value-type="float">
            <text:p>1.99</text:p>
          </table:table-cell>
          <table:table-cell office:value-type="float" office:value="2.057" calcext:value-type="float">
            <text:p>2.057</text:p>
          </table:table-cell>
          <table:table-cell office:value-type="float" office:value="0.959" calcext:value-type="float">
            <text:p>0.959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389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float" office:value="7604" calcext:value-type="float">
            <text:p>7604</text:p>
          </table:table-cell>
          <table:table-cell office:value-type="float" office:value="15416" calcext:value-type="float">
            <text:p>15416</text:p>
          </table:table-cell>
          <table:table-cell office:value-type="float" office:value="30.64" calcext:value-type="float">
            <text:p>30.64</text:p>
          </table:table-cell>
          <table:table-cell office:value-type="float" office:value="9.49" calcext:value-type="float">
            <text:p>9.49</text:p>
          </table:table-cell>
          <table:table-cell office:value-type="float" office:value="0.0787" calcext:value-type="float">
            <text:p>0.0787</text:p>
          </table:table-cell>
          <table:table-cell office:value-type="float" office:value="74.2" calcext:value-type="float">
            <text:p>74.2</text:p>
          </table:table-cell>
          <table:table-cell office:value-type="float" office:value="149.4" calcext:value-type="float">
            <text:p>149.4</text:p>
          </table:table-cell>
          <table:table-cell office:value-type="float" office:value="2.001" calcext:value-type="float">
            <text:p>2.001</text:p>
          </table:table-cell>
          <table:table-cell office:value-type="float" office:value="0.204" calcext:value-type="float">
            <text:p>0.204</text:p>
          </table:table-cell>
          <table:table-cell office:value-type="float" office:value="0.35" calcext:value-type="float">
            <text:p>0.35</text:p>
          </table:table-cell>
          <table:table-cell office:value-type="float" office:value="0.029" calcext:value-type="float">
            <text:p>0.029</text:p>
          </table:table-cell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97" calcext:value-type="float">
            <text:p>0.97</text:p>
          </table:table-cell>
          <table:table-cell office:value-type="float" office:value="1107.994" calcext:value-type="float">
            <text:p>1107.994</text:p>
          </table:table-cell>
          <table:table-cell office:value-type="float" office:value="1139.29" calcext:value-type="float">
            <text:p>1139.29</text:p>
          </table:table-cell>
          <table:table-cell office:value-type="float" office:value="1351.674" calcext:value-type="float">
            <text:p>1351.674</text:p>
          </table:table-cell>
          <table:table-cell office:value-type="float" office:value="3.09" calcext:value-type="float">
            <text:p>3.09</text:p>
          </table:table-cell>
          <table:table-cell office:value-type="float" office:value="3.228" calcext:value-type="float">
            <text:p>3.228</text:p>
          </table:table-cell>
          <table:table-cell office:value-type="float" office:value="1.984" calcext:value-type="float">
            <text:p>1.984</text:p>
          </table:table-cell>
          <table:table-cell office:value-type="float" office:value="2.027" calcext:value-type="float">
            <text:p>2.027</text:p>
          </table:table-cell>
          <table:table-cell office:value-type="float" office:value="0.97" calcext:value-type="float">
            <text:p>0.97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string" calcext:value-type="string">
            <text:p>390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1.746" calcext:value-type="float">
            <text:p>1.746</text:p>
          </table:table-cell>
          <table:table-cell office:value-type="float" office:value="0.167" calcext:value-type="float">
            <text:p>0.167</text:p>
          </table:table-cell>
          <table:table-cell office:value-type="float" office:value="0.274" calcext:value-type="float">
            <text:p>0.274</text:p>
          </table:table-cell>
          <table:table-cell office:value-type="float" office:value="0.056" calcext:value-type="float">
            <text:p>0.056</text:p>
          </table:table-cell>
          <table:table-cell office:value-type="float" office:value="0.552" calcext:value-type="float">
            <text:p>0.552</text:p>
          </table:table-cell>
          <table:table-cell office:value-type="float" office:value="0.337" calcext:value-type="float">
            <text:p>0.337</text:p>
          </table:table-cell>
          <table:table-cell office:value-type="float" office:value="0.111" calcext:value-type="float">
            <text:p>0.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92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office:value-type="float" office:value="8338" calcext:value-type="float">
            <text:p>8338</text:p>
          </table:table-cell>
          <table:table-cell office:value-type="float" office:value="16803" calcext:value-type="float">
            <text:p>16803</text:p>
          </table:table-cell>
          <table:table-cell office:value-type="float" office:value="57.52" calcext:value-type="float">
            <text:p>57.52</text:p>
          </table:table-cell>
          <table:table-cell office:value-type="float" office:value="17.82" calcext:value-type="float">
            <text:p>17.82</text:p>
          </table:table-cell>
          <table:table-cell office:value-type="float" office:value="0.0731" calcext:value-type="float">
            <text:p>0.0731</text:p>
          </table:table-cell>
          <table:table-cell office:value-type="float" office:value="128.9" calcext:value-type="float">
            <text:p>128.9</text:p>
          </table:table-cell>
          <table:table-cell office:value-type="float" office:value="259.7" calcext:value-type="float">
            <text:p>259.7</text:p>
          </table:table-cell>
          <table:table-cell office:value-type="float" office:value="1.941" calcext:value-type="float">
            <text:p>1.941</text:p>
          </table:table-cell>
          <table:table-cell office:value-type="float" office:value="0.2" calcext:value-type="float">
            <text:p>0.2</text:p>
          </table:table-cell>
          <table:table-cell office:value-type="float" office:value="0.328" calcext:value-type="float">
            <text:p>0.328</text:p>
          </table:table-cell>
          <table:table-cell office:value-type="float" office:value="0.035" calcext:value-type="float">
            <text:p>0.035</text:p>
          </table:table-cell>
          <table:table-cell office:value-type="float" office:value="0.583" calcext:value-type="float">
            <text:p>0.583</text:p>
          </table:table-cell>
          <table:table-cell office:value-type="float" office:value="0.356" calcext:value-type="float">
            <text:p>0.356</text:p>
          </table:table-cell>
          <table:table-cell office:value-type="float" office:value="0.061" calcext:value-type="float">
            <text:p>0.061</text:p>
          </table:table-cell>
          <table:table-cell office:value-type="float" office:value="0.935" calcext:value-type="float">
            <text:p>0.935</text:p>
          </table:table-cell>
          <table:table-cell office:value-type="float" office:value="1050.827" calcext:value-type="float">
            <text:p>1050.827</text:p>
          </table:table-cell>
          <table:table-cell office:value-type="float" office:value="1112.364" calcext:value-type="float">
            <text:p>1112.364</text:p>
          </table:table-cell>
          <table:table-cell office:value-type="float" office:value="1224.685" calcext:value-type="float">
            <text:p>1224.685</text:p>
          </table:table-cell>
          <table:table-cell office:value-type="float" office:value="2.91" calcext:value-type="float">
            <text:p>2.91</text:p>
          </table:table-cell>
          <table:table-cell office:value-type="float" office:value="3.228" calcext:value-type="float">
            <text:p>3.228</text:p>
          </table:table-cell>
          <table:table-cell office:value-type="float" office:value="1.925" calcext:value-type="float">
            <text:p>1.925</text:p>
          </table:table-cell>
          <table:table-cell office:value-type="float" office:value="2.027" calcext:value-type="float">
            <text:p>2.027</text:p>
          </table:table-cell>
          <table:table-cell office:value-type="float" office:value="0.935" calcext:value-type="float">
            <text:p>0.935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 office:value-type="string" calcext:value-type="string">
            <text:p>392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office:value-type="float" office:value="8454" calcext:value-type="float">
            <text:p>8454</text:p>
          </table:table-cell>
          <table:table-cell office:value-type="float" office:value="17268" calcext:value-type="float">
            <text:p>17268</text:p>
          </table:table-cell>
          <table:table-cell office:value-type="float" office:value="47.16" calcext:value-type="float">
            <text:p>47.16</text:p>
          </table:table-cell>
          <table:table-cell office:value-type="float" office:value="14.83" calcext:value-type="float">
            <text:p>14.83</text:p>
          </table:table-cell>
          <table:table-cell office:value-type="float" office:value="0.0817" calcext:value-type="float">
            <text:p>0.0817</text:p>
          </table:table-cell>
          <table:table-cell office:value-type="float" office:value="100.3" calcext:value-type="float">
            <text:p>100.3</text:p>
          </table:table-cell>
          <table:table-cell office:value-type="float" office:value="204.9" calcext:value-type="float">
            <text:p>204.9</text:p>
          </table:table-cell>
          <table:table-cell office:value-type="float" office:value="1.945" calcext:value-type="float">
            <text:p>1.945</text:p>
          </table:table-cell>
          <table:table-cell office:value-type="float" office:value="0.201" calcext:value-type="float">
            <text:p>0.201</text:p>
          </table:table-cell>
          <table:table-cell office:value-type="float" office:value="0.335" calcext:value-type="float">
            <text:p>0.335</text:p>
          </table:table-cell>
          <table:table-cell office:value-type="float" office:value="0.034" calcext:value-type="float">
            <text:p>0.034</text:p>
          </table:table-cell>
          <table:table-cell office:value-type="float" office:value="0.588" calcext:value-type="float">
            <text:p>0.588</text:p>
          </table:table-cell>
          <table:table-cell office:value-type="float" office:value="0.353" calcext:value-type="float">
            <text:p>0.353</text:p>
          </table:table-cell>
          <table:table-cell office:value-type="float" office:value="0.059" calcext:value-type="float">
            <text:p>0.059</text:p>
          </table:table-cell>
          <table:table-cell office:value-type="float" office:value="0.954" calcext:value-type="float">
            <text:p>0.954</text:p>
          </table:table-cell>
          <table:table-cell office:value-type="float" office:value="1048.534" calcext:value-type="float">
            <text:p>1048.534</text:p>
          </table:table-cell>
          <table:table-cell office:value-type="float" office:value="1109.825" calcext:value-type="float">
            <text:p>1109.825</text:p>
          </table:table-cell>
          <table:table-cell office:value-type="float" office:value="1235.271" calcext:value-type="float">
            <text:p>1235.271</text:p>
          </table:table-cell>
          <table:table-cell office:value-type="float" office:value="2.865" calcext:value-type="float">
            <text:p>2.865</text:p>
          </table:table-cell>
          <table:table-cell office:value-type="float" office:value="3.181" calcext:value-type="float">
            <text:p>3.181</text:p>
          </table:table-cell>
          <table:table-cell office:value-type="float" office:value="1.91" calcext:value-type="float">
            <text:p>1.91</text:p>
          </table:table-cell>
          <table:table-cell office:value-type="float" office:value="2.013" calcext:value-type="float">
            <text:p>2.013</text:p>
          </table:table-cell>
          <table:table-cell office:value-type="float" office:value="0.954" calcext:value-type="float">
            <text:p>0.954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string" calcext:value-type="string">
            <text:p>394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</text:p>
          </table:table-cell>
          <table:table-cell office:value-type="float" office:value="7580" calcext:value-type="float">
            <text:p>7580</text:p>
          </table:table-cell>
          <table:table-cell office:value-type="float" office:value="15432" calcext:value-type="float">
            <text:p>15432</text:p>
          </table:table-cell>
          <table:table-cell office:value-type="float" office:value="54.69" calcext:value-type="float">
            <text:p>54.69</text:p>
          </table:table-cell>
          <table:table-cell office:value-type="float" office:value="17.19" calcext:value-type="float">
            <text:p>17.19</text:p>
          </table:table-cell>
          <table:table-cell office:value-type="float" office:value="0.0781" calcext:value-type="float">
            <text:p>0.0781</text:p>
          </table:table-cell>
          <table:table-cell office:value-type="float" office:value="117.5" calcext:value-type="float">
            <text:p>117.5</text:p>
          </table:table-cell>
          <table:table-cell office:value-type="float" office:value="240.1" calcext:value-type="float">
            <text:p>240.1</text:p>
          </table:table-cell>
          <table:table-cell office:value-type="float" office:value="1.933" calcext:value-type="float">
            <text:p>1.933</text:p>
          </table:table-cell>
          <table:table-cell office:value-type="float" office:value="0.206" calcext:value-type="float">
            <text:p>0.206</text:p>
          </table:table-cell>
          <table:table-cell office:value-type="float" office:value="0.336" calcext:value-type="float">
            <text:p>0.336</text:p>
          </table:table-cell>
          <table:table-cell office:value-type="float" office:value="0.037" calcext:value-type="float">
            <text:p>0.037</text:p>
          </table:table-cell>
          <table:table-cell office:value-type="float" office:value="0.58" calcext:value-type="float">
            <text:p>0.58</text:p>
          </table:table-cell>
          <table:table-cell office:value-type="float" office:value="0.356" calcext:value-type="float">
            <text:p>0.356</text:p>
          </table:table-cell>
          <table:table-cell office:value-type="float" office:value="0.064" calcext:value-type="float">
            <text:p>0.064</text:p>
          </table:table-cell>
          <table:table-cell office:value-type="float" office:value="0.909" calcext:value-type="float">
            <text:p>0.909</text:p>
          </table:table-cell>
          <table:table-cell office:value-type="float" office:value="1007.741" calcext:value-type="float">
            <text:p>1007.741</text:p>
          </table:table-cell>
          <table:table-cell office:value-type="float" office:value="1091.465" calcext:value-type="float">
            <text:p>1091.465</text:p>
          </table:table-cell>
          <table:table-cell office:value-type="float" office:value="1103.004" calcext:value-type="float">
            <text:p>1103.004</text:p>
          </table:table-cell>
          <table:table-cell office:value-type="float" office:value="2.707" calcext:value-type="float">
            <text:p>2.707</text:p>
          </table:table-cell>
          <table:table-cell office:value-type="float" office:value="3.181" calcext:value-type="float">
            <text:p>3.181</text:p>
          </table:table-cell>
          <table:table-cell office:value-type="float" office:value="1.857" calcext:value-type="float">
            <text:p>1.857</text:p>
          </table:table-cell>
          <table:table-cell office:value-type="float" office:value="2.013" calcext:value-type="float">
            <text:p>2.013</text:p>
          </table:table-cell>
          <table:table-cell office:value-type="float" office:value="0.909" calcext:value-type="float">
            <text:p>0.909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string" calcext:value-type="string">
            <text:p>394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</text:p>
          </table:table-cell>
          <table:table-cell office:value-type="float" office:value="6887" calcext:value-type="float">
            <text:p>6887</text:p>
          </table:table-cell>
          <table:table-cell office:value-type="float" office:value="13689" calcext:value-type="float">
            <text:p>13689</text:p>
          </table:table-cell>
          <table:table-cell office:value-type="float" office:value="44.76" calcext:value-type="float">
            <text:p>44.76</text:p>
          </table:table-cell>
          <table:table-cell office:value-type="float" office:value="13.67" calcext:value-type="float">
            <text:p>13.67</text:p>
          </table:table-cell>
          <table:table-cell office:value-type="float" office:value="0.0783" calcext:value-type="float">
            <text:p>0.0783</text:p>
          </table:table-cell>
          <table:table-cell office:value-type="float" office:value="85" calcext:value-type="float">
            <text:p>85</text:p>
          </table:table-cell>
          <table:table-cell office:value-type="float" office:value="168.7" calcext:value-type="float">
            <text:p>168.7</text:p>
          </table:table-cell>
          <table:table-cell office:value-type="float" office:value="1.92" calcext:value-type="float">
            <text:p>1.92</text:p>
          </table:table-cell>
          <table:table-cell office:value-type="float" office:value="0.19" calcext:value-type="float">
            <text:p>0.1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29" calcext:value-type="float">
            <text:p>0.029</text:p>
          </table:table-cell>
          <table:table-cell office:value-type="float" office:value="0.592" calcext:value-type="float">
            <text:p>0.592</text:p>
          </table:table-cell>
          <table:table-cell office:value-type="float" office:value="0.353" calcext:value-type="float">
            <text:p>0.353</text:p>
          </table:table-cell>
          <table:table-cell office:value-type="float" office:value="0.055" calcext:value-type="float">
            <text:p>0.055</text:p>
          </table:table-cell>
          <table:table-cell office:value-type="float" office:value="0.866" calcext:value-type="float">
            <text:p>0.866</text:p>
          </table:table-cell>
          <table:table-cell office:value-type="float" office:value="977.575" calcext:value-type="float">
            <text:p>977.575</text:p>
          </table:table-cell>
          <table:table-cell office:value-type="float" office:value="1104.597" calcext:value-type="float">
            <text:p>1104.597</text:p>
          </table:table-cell>
          <table:table-cell office:value-type="float" office:value="1075.509" calcext:value-type="float">
            <text:p>1075.509</text:p>
          </table:table-cell>
          <table:table-cell office:value-type="float" office:value="2.676" calcext:value-type="float">
            <text:p>2.676</text:p>
          </table:table-cell>
          <table:table-cell office:value-type="float" office:value="3.275" calcext:value-type="float">
            <text:p>3.275</text:p>
          </table:table-cell>
          <table:table-cell office:value-type="float" office:value="1.846" calcext:value-type="float">
            <text:p>1.846</text:p>
          </table:table-cell>
          <table:table-cell office:value-type="float" office:value="2.042" calcext:value-type="float">
            <text:p>2.042</text:p>
          </table:table-cell>
          <table:table-cell office:value-type="float" office:value="0.866" calcext:value-type="float">
            <text:p>0.866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395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office:value-type="float" office:value="7261" calcext:value-type="float">
            <text:p>7261</text:p>
          </table:table-cell>
          <table:table-cell office:value-type="float" office:value="14373" calcext:value-type="float">
            <text:p>14373</text:p>
          </table:table-cell>
          <table:table-cell office:value-type="float" office:value="47.09" calcext:value-type="float">
            <text:p>47.09</text:p>
          </table:table-cell>
          <table:table-cell office:value-type="float" office:value="14.38" calcext:value-type="float">
            <text:p>14.38</text:p>
          </table:table-cell>
          <table:table-cell office:value-type="float" office:value="0.0717" calcext:value-type="float">
            <text:p>0.0717</text:p>
          </table:table-cell>
          <table:table-cell office:value-type="float" office:value="103" calcext:value-type="float">
            <text:p>103</text:p>
          </table:table-cell>
          <table:table-cell office:value-type="float" office:value="204.4" calcext:value-type="float">
            <text:p>204.4</text:p>
          </table:table-cell>
          <table:table-cell office:value-type="float" office:value="1.919" calcext:value-type="float">
            <text:p>1.919</text:p>
          </table:table-cell>
          <table:table-cell office:value-type="float" office:value="0.191" calcext:value-type="float">
            <text:p>0.191</text:p>
          </table:table-cell>
          <table:table-cell office:value-type="float" office:value="0.322" calcext:value-type="float">
            <text:p>0.322</text:p>
          </table:table-cell>
          <table:table-cell office:value-type="float" office:value="0.041" calcext:value-type="float">
            <text:p>0.041</text:p>
          </table:table-cell>
          <table:table-cell office:value-type="float" office:value="0.58" calcext:value-type="float">
            <text:p>0.58</text:p>
          </table:table-cell>
          <table:table-cell office:value-type="float" office:value="0.344" calcext:value-type="float">
            <text:p>0.344</text:p>
          </table:table-cell>
          <table:table-cell office:value-type="float" office:value="0.076" calcext:value-type="float">
            <text:p>0.076</text:p>
          </table:table-cell>
          <table:table-cell office:value-type="float" office:value="0.844" calcext:value-type="float">
            <text:p>0.844</text:p>
          </table:table-cell>
          <table:table-cell office:value-type="float" office:value="959.155" calcext:value-type="float">
            <text:p>959.155</text:p>
          </table:table-cell>
          <table:table-cell office:value-type="float" office:value="1105.935" calcext:value-type="float">
            <text:p>1105.935</text:p>
          </table:table-cell>
          <table:table-cell office:value-type="float" office:value="1021.899" calcext:value-type="float">
            <text:p>1021.899</text:p>
          </table:table-cell>
          <table:table-cell office:value-type="float" office:value="2.578" calcext:value-type="float">
            <text:p>2.578</text:p>
          </table:table-cell>
          <table:table-cell office:value-type="float" office:value="3.275" calcext:value-type="float">
            <text:p>3.275</text:p>
          </table:table-cell>
          <table:table-cell office:value-type="float" office:value="1.812" calcext:value-type="float">
            <text:p>1.812</text:p>
          </table:table-cell>
          <table:table-cell office:value-type="float" office:value="2.042" calcext:value-type="float">
            <text:p>2.042</text:p>
          </table:table-cell>
          <table:table-cell office:value-type="float" office:value="0.844" calcext:value-type="float">
            <text:p>0.844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string" calcext:value-type="string">
            <text:p>395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1.868" calcext:value-type="float">
            <text:p>1.8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28" calcext:value-type="float">
            <text:p>0.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586" calcext:value-type="float">
            <text:p>0.586</text:p>
          </table:table-cell>
          <table:table-cell office:value-type="float" office:value="0.354" calcext:value-type="float">
            <text:p>0.354</text:p>
          </table:table-cell>
          <table:table-cell office:value-type="float" office:value="0.06" calcext:value-type="float">
            <text:p>0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97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float" office:value="9415" calcext:value-type="float">
            <text:p>9415</text:p>
          </table:table-cell>
          <table:table-cell office:value-type="float" office:value="18874" calcext:value-type="float">
            <text:p>18874</text:p>
          </table:table-cell>
          <table:table-cell office:value-type="float" office:value="66.96" calcext:value-type="float">
            <text:p>66.96</text:p>
          </table:table-cell>
          <table:table-cell office:value-type="float" office:value="20.74" calcext:value-type="float">
            <text:p>20.74</text:p>
          </table:table-cell>
          <table:table-cell office:value-type="float" office:value="0.0895" calcext:value-type="float">
            <text:p>0.0895</text:p>
          </table:table-cell>
          <table:table-cell office:value-type="float" office:value="117" calcext:value-type="float">
            <text:p>117</text:p>
          </table:table-cell>
          <table:table-cell office:value-type="float" office:value="235.6" calcext:value-type="float">
            <text:p>235.6</text:p>
          </table:table-cell>
          <table:table-cell office:value-type="float" office:value="1.998" calcext:value-type="float">
            <text:p>1.998</text:p>
          </table:table-cell>
          <table:table-cell office:value-type="float" office:value="0.214" calcext:value-type="float">
            <text:p>0.214</text:p>
          </table:table-cell>
          <table:table-cell office:value-type="float" office:value="0.354" calcext:value-type="float">
            <text:p>0.354</text:p>
          </table:table-cell>
          <table:table-cell office:value-type="float" office:value="0.029" calcext:value-type="float">
            <text:p>0.029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8" calcext:value-type="float">
            <text:p>0.358</text:p>
          </table:table-cell>
          <table:table-cell office:value-type="float" office:value="0.049" calcext:value-type="float">
            <text:p>0.049</text:p>
          </table:table-cell>
          <table:table-cell office:value-type="float" office:value="0.981" calcext:value-type="float">
            <text:p>0.981</text:p>
          </table:table-cell>
          <table:table-cell office:value-type="float" office:value="1095.525" calcext:value-type="float">
            <text:p>1095.525</text:p>
          </table:table-cell>
          <table:table-cell office:value-type="float" office:value="1122.426" calcext:value-type="float">
            <text:p>1122.426</text:p>
          </table:table-cell>
          <table:table-cell office:value-type="float" office:value="1361.196" calcext:value-type="float">
            <text:p>1361.196</text:p>
          </table:table-cell>
          <table:table-cell office:value-type="float" office:value="3.058" calcext:value-type="float">
            <text:p>3.058</text:p>
          </table:table-cell>
          <table:table-cell office:value-type="float" office:value="3.228" calcext:value-type="float">
            <text:p>3.228</text:p>
          </table:table-cell>
          <table:table-cell office:value-type="float" office:value="1.973" calcext:value-type="float">
            <text:p>1.973</text:p>
          </table:table-cell>
          <table:table-cell office:value-type="float" office:value="2.027" calcext:value-type="float">
            <text:p>2.027</text:p>
          </table:table-cell>
          <table:table-cell office:value-type="float" office:value="0.981" calcext:value-type="float">
            <text:p>0.981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397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float" office:value="7749" calcext:value-type="float">
            <text:p>7749</text:p>
          </table:table-cell>
          <table:table-cell office:value-type="float" office:value="15561" calcext:value-type="float">
            <text:p>15561</text:p>
          </table:table-cell>
          <table:table-cell office:value-type="float" office:value="43.18" calcext:value-type="float">
            <text:p>43.18</text:p>
          </table:table-cell>
          <table:table-cell office:value-type="float" office:value="13.38" calcext:value-type="float">
            <text:p>13.38</text:p>
          </table:table-cell>
          <table:table-cell office:value-type="float" office:value="0.0846" calcext:value-type="float">
            <text:p>0.0846</text:p>
          </table:table-cell>
          <table:table-cell office:value-type="float" office:value="91" calcext:value-type="float">
            <text:p>91</text:p>
          </table:table-cell>
          <table:table-cell office:value-type="float" office:value="183.2" calcext:value-type="float">
            <text:p>183.2</text:p>
          </table:table-cell>
          <table:table-cell office:value-type="float" office:value="1.989" calcext:value-type="float">
            <text:p>1.989</text:p>
          </table:table-cell>
          <table:table-cell office:value-type="float" office:value="0.212" calcext:value-type="float">
            <text:p>0.212</text:p>
          </table:table-cell>
          <table:table-cell office:value-type="float" office:value="0.36" calcext:value-type="float">
            <text:p>0.36</text:p>
          </table:table-cell>
          <table:table-cell office:value-type="float" office:value="0.032" calcext:value-type="float">
            <text:p>0.032</text:p>
          </table:table-cell>
          <table:table-cell office:value-type="float" office:value="0.596" calcext:value-type="float">
            <text:p>0.596</text:p>
          </table:table-cell>
          <table:table-cell office:value-type="float" office:value="0.351" calcext:value-type="float">
            <text:p>0.3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966" calcext:value-type="float">
            <text:p>0.966</text:p>
          </table:table-cell>
          <table:table-cell office:value-type="float" office:value="1082.141" calcext:value-type="float">
            <text:p>1082.141</text:p>
          </table:table-cell>
          <table:table-cell office:value-type="float" office:value="1122.957" calcext:value-type="float">
            <text:p>1122.957</text:p>
          </table:table-cell>
          <table:table-cell office:value-type="float" office:value="1321.245" calcext:value-type="float">
            <text:p>1321.245</text:p>
          </table:table-cell>
          <table:table-cell office:value-type="float" office:value="2.986" calcext:value-type="float">
            <text:p>2.986</text:p>
          </table:table-cell>
          <table:table-cell office:value-type="float" office:value="3.228" calcext:value-type="float">
            <text:p>3.228</text:p>
          </table:table-cell>
          <table:table-cell office:value-type="float" office:value="1.95" calcext:value-type="float">
            <text:p>1.95</text:p>
          </table:table-cell>
          <table:table-cell office:value-type="float" office:value="2.027" calcext:value-type="float">
            <text:p>2.027</text:p>
          </table:table-cell>
          <table:table-cell office:value-type="float" office:value="0.966" calcext:value-type="float">
            <text:p>0.966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398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</text:p>
          </table:table-cell>
          <table:table-cell office:value-type="float" office:value="8979" calcext:value-type="float">
            <text:p>8979</text:p>
          </table:table-cell>
          <table:table-cell office:value-type="float" office:value="18088" calcext:value-type="float">
            <text:p>18088</text:p>
          </table:table-cell>
          <table:table-cell office:value-type="float" office:value="74.08" calcext:value-type="float">
            <text:p>74.08</text:p>
          </table:table-cell>
          <table:table-cell office:value-type="float" office:value="22.95" calcext:value-type="float">
            <text:p>22.95</text:p>
          </table:table-cell>
          <table:table-cell office:value-type="float" office:value="0.077" calcext:value-type="float">
            <text:p>0.077</text:p>
          </table:table-cell>
          <table:table-cell office:value-type="float" office:value="144.5" calcext:value-type="float">
            <text:p>144.5</text:p>
          </table:table-cell>
          <table:table-cell office:value-type="float" office:value="291" calcext:value-type="float">
            <text:p>291</text:p>
          </table:table-cell>
          <table:table-cell office:value-type="float" office:value="1.93" calcext:value-type="float">
            <text:p>1.93</text:p>
          </table:table-cell>
          <table:table-cell office:value-type="float" office:value="0.204" calcext:value-type="float">
            <text:p>0.204</text:p>
          </table:table-cell>
          <table:table-cell office:value-type="float" office:value="0.33" calcext:value-type="float">
            <text:p>0.33</text:p>
          </table:table-cell>
          <table:table-cell office:value-type="float" office:value="0.033" calcext:value-type="float">
            <text:p>0.033</text:p>
          </table:table-cell>
          <table:table-cell office:value-type="float" office:value="0.582" calcext:value-type="float">
            <text:p>0.582</text:p>
          </table:table-cell>
          <table:table-cell office:value-type="float" office:value="0.36" calcext:value-type="float">
            <text:p>0.36</text:p>
          </table:table-cell>
          <table:table-cell office:value-type="float" office:value="0.058" calcext:value-type="float">
            <text:p>0.058</text:p>
          </table:table-cell>
          <table:table-cell office:value-type="float" office:value="0.938" calcext:value-type="float">
            <text:p>0.938</text:p>
          </table:table-cell>
          <table:table-cell office:value-type="float" office:value="1037.521" calcext:value-type="float">
            <text:p>1037.521</text:p>
          </table:table-cell>
          <table:table-cell office:value-type="float" office:value="1089.386" calcext:value-type="float">
            <text:p>1089.386</text:p>
          </table:table-cell>
          <table:table-cell office:value-type="float" office:value="1208.53" calcext:value-type="float">
            <text:p>1208.53</text:p>
          </table:table-cell>
          <table:table-cell office:value-type="float" office:value="2.969" calcext:value-type="float">
            <text:p>2.969</text:p>
          </table:table-cell>
          <table:table-cell office:value-type="float" office:value="3.228" calcext:value-type="float">
            <text:p>3.228</text:p>
          </table:table-cell>
          <table:table-cell office:value-type="float" office:value="1.944" calcext:value-type="float">
            <text:p>1.944</text:p>
          </table:table-cell>
          <table:table-cell office:value-type="float" office:value="2.027" calcext:value-type="float">
            <text:p>2.027</text:p>
          </table:table-cell>
          <table:table-cell office:value-type="float" office:value="0.938" calcext:value-type="float">
            <text:p>0.93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399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8917" calcext:value-type="float">
            <text:p>8917</text:p>
          </table:table-cell>
          <table:table-cell office:value-type="float" office:value="17665" calcext:value-type="float">
            <text:p>17665</text:p>
          </table:table-cell>
          <table:table-cell office:value-type="float" office:value="51.45" calcext:value-type="float">
            <text:p>51.45</text:p>
          </table:table-cell>
          <table:table-cell office:value-type="float" office:value="15.71" calcext:value-type="float">
            <text:p>15.71</text:p>
          </table:table-cell>
          <table:table-cell office:value-type="float" office:value="0.0918" calcext:value-type="float">
            <text:p>0.0918</text:p>
          </table:table-cell>
          <table:table-cell office:value-type="float" office:value="83.4" calcext:value-type="float">
            <text:p>83.4</text:p>
          </table:table-cell>
          <table:table-cell office:value-type="float" office:value="165.5" calcext:value-type="float">
            <text:p>165.5</text:p>
          </table:table-cell>
          <table:table-cell office:value-type="float" office:value="2.002" calcext:value-type="float">
            <text:p>2.002</text:p>
          </table:table-cell>
          <table:table-cell office:value-type="float" office:value="0.217" calcext:value-type="float">
            <text:p>0.217</text:p>
          </table:table-cell>
          <table:table-cell office:value-type="float" office:value="0.368" calcext:value-type="float">
            <text:p>0.368</text:p>
          </table:table-cell>
          <table:table-cell office:value-type="float" office:value="0.029" calcext:value-type="float">
            <text:p>0.029</text:p>
          </table:table-cell>
          <table:table-cell office:value-type="float" office:value="0.6" calcext:value-type="float">
            <text:p>0.6</text:p>
          </table:table-cell>
          <table:table-cell office:value-type="float" office:value="0.354" calcext:value-type="float">
            <text:p>0.354</text:p>
          </table:table-cell>
          <table:table-cell office:value-type="float" office:value="0.046" calcext:value-type="float">
            <text:p>0.046</text:p>
          </table:table-cell>
          <table:table-cell office:value-type="float" office:value="0.974" calcext:value-type="float">
            <text:p>0.974</text:p>
          </table:table-cell>
          <table:table-cell office:value-type="float" office:value="1137.914" calcext:value-type="float">
            <text:p>1137.914</text:p>
          </table:table-cell>
          <table:table-cell office:value-type="float" office:value="1162.566" calcext:value-type="float">
            <text:p>1162.566</text:p>
          </table:table-cell>
          <table:table-cell office:value-type="float" office:value="1429.029" calcext:value-type="float">
            <text:p>1429.029</text:p>
          </table:table-cell>
          <table:table-cell office:value-type="float" office:value="3.146" calcext:value-type="float">
            <text:p>3.146</text:p>
          </table:table-cell>
          <table:table-cell office:value-type="float" office:value="3.275" calcext:value-type="float">
            <text:p>3.275</text:p>
          </table:table-cell>
          <table:table-cell office:value-type="float" office:value="2.001" calcext:value-type="float">
            <text:p>2.001</text:p>
          </table:table-cell>
          <table:table-cell office:value-type="float" office:value="2.042" calcext:value-type="float">
            <text:p>2.042</text:p>
          </table:table-cell>
          <table:table-cell office:value-type="float" office:value="0.974" calcext:value-type="float">
            <text:p>0.974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399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9070" calcext:value-type="float">
            <text:p>9070</text:p>
          </table:table-cell>
          <table:table-cell office:value-type="float" office:value="17810" calcext:value-type="float">
            <text:p>17810</text:p>
          </table:table-cell>
          <table:table-cell office:value-type="float" office:value="47.14" calcext:value-type="float">
            <text:p>47.14</text:p>
          </table:table-cell>
          <table:table-cell office:value-type="float" office:value="14.4" calcext:value-type="float">
            <text:p>14.4</text:p>
          </table:table-cell>
          <table:table-cell office:value-type="float" office:value="0.0908" calcext:value-type="float">
            <text:p>0.0908</text:p>
          </table:table-cell>
          <table:table-cell office:value-type="float" office:value="77.7" calcext:value-type="float">
            <text:p>77.7</text:p>
          </table:table-cell>
          <table:table-cell office:value-type="float" office:value="154.2" calcext:value-type="float">
            <text:p>154.2</text:p>
          </table:table-cell>
          <table:table-cell office:value-type="float" office:value="1.983" calcext:value-type="float">
            <text:p>1.983</text:p>
          </table:table-cell>
          <table:table-cell office:value-type="float" office:value="0.222" calcext:value-type="float">
            <text:p>0.222</text:p>
          </table:table-cell>
          <table:table-cell office:value-type="float" office:value="0.376" calcext:value-type="float">
            <text:p>0.376</text:p>
          </table:table-cell>
          <table:table-cell office:value-type="float" office:value="0.032" calcext:value-type="float">
            <text:p>0.032</text:p>
          </table:table-cell>
          <table:table-cell office:value-type="float" office:value="0.596" calcext:value-type="float">
            <text:p>0.596</text:p>
          </table:table-cell>
          <table:table-cell office:value-type="float" office:value="0.352" calcext:value-type="float">
            <text:p>0.3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972" calcext:value-type="float">
            <text:p>0.972</text:p>
          </table:table-cell>
          <table:table-cell office:value-type="float" office:value="1117.414" calcext:value-type="float">
            <text:p>1117.414</text:p>
          </table:table-cell>
          <table:table-cell office:value-type="float" office:value="1148.673" calcext:value-type="float">
            <text:p>1148.673</text:p>
          </table:table-cell>
          <table:table-cell office:value-type="float" office:value="1406.906" calcext:value-type="float">
            <text:p>1406.906</text:p>
          </table:table-cell>
          <table:table-cell office:value-type="float" office:value="3.11" calcext:value-type="float">
            <text:p>3.11</text:p>
          </table:table-cell>
          <table:table-cell office:value-type="float" office:value="3.275" calcext:value-type="float">
            <text:p>3.275</text:p>
          </table:table-cell>
          <table:table-cell office:value-type="float" office:value="1.99" calcext:value-type="float">
            <text:p>1.99</text:p>
          </table:table-cell>
          <table:table-cell office:value-type="float" office:value="2.042" calcext:value-type="float">
            <text:p>2.042</text:p>
          </table:table-cell>
          <table:table-cell office:value-type="float" office:value="0.972" calcext:value-type="float">
            <text:p>0.97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400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float" office:value="7892" calcext:value-type="float">
            <text:p>7892</text:p>
          </table:table-cell>
          <table:table-cell office:value-type="float" office:value="15531" calcext:value-type="float">
            <text:p>15531</text:p>
          </table:table-cell>
          <table:table-cell office:value-type="float" office:value="65.3" calcext:value-type="float">
            <text:p>65.3</text:p>
          </table:table-cell>
          <table:table-cell office:value-type="float" office:value="19.66" calcext:value-type="float">
            <text:p>19.66</text:p>
          </table:table-cell>
          <table:table-cell office:value-type="float" office:value="0.1034" calcext:value-type="float">
            <text:p>0.1034</text:p>
          </table:table-cell>
          <table:table-cell office:value-type="float" office:value="102.2" calcext:value-type="float">
            <text:p>102.2</text:p>
          </table:table-cell>
          <table:table-cell office:value-type="float" office:value="199.9" calcext:value-type="float">
            <text:p>199.9</text:p>
          </table:table-cell>
          <table:table-cell office:value-type="float" office:value="1.944" calcext:value-type="float">
            <text:p>1.944</text:p>
          </table:table-cell>
          <table:table-cell office:value-type="float" office:value="0.2" calcext:value-type="float">
            <text:p>0.2</text:p>
          </table:table-cell>
          <table:table-cell office:value-type="float" office:value="0.324" calcext:value-type="float">
            <text:p>0.324</text:p>
          </table:table-cell>
          <table:table-cell office:value-type="float" office:value="0.035" calcext:value-type="float">
            <text:p>0.035</text:p>
          </table:table-cell>
          <table:table-cell office:value-type="float" office:value="0.579" calcext:value-type="float">
            <text:p>0.579</text:p>
          </table:table-cell>
          <table:table-cell office:value-type="float" office:value="0.358" calcext:value-type="float">
            <text:p>0.358</text:p>
          </table:table-cell>
          <table:table-cell office:value-type="float" office:value="0.063" calcext:value-type="float">
            <text:p>0.063</text:p>
          </table:table-cell>
          <table:table-cell office:value-type="float" office:value="0.937" calcext:value-type="float">
            <text:p>0.937</text:p>
          </table:table-cell>
          <table:table-cell office:value-type="float" office:value="1029.941" calcext:value-type="float">
            <text:p>1029.941</text:p>
          </table:table-cell>
          <table:table-cell office:value-type="float" office:value="1096.064" calcext:value-type="float">
            <text:p>1096.064</text:p>
          </table:table-cell>
          <table:table-cell office:value-type="float" office:value="1176.952" calcext:value-type="float">
            <text:p>1176.952</text:p>
          </table:table-cell>
          <table:table-cell office:value-type="float" office:value="2.888" calcext:value-type="float">
            <text:p>2.888</text:p>
          </table:table-cell>
          <table:table-cell office:value-type="float" office:value="3.181" calcext:value-type="float">
            <text:p>3.181</text:p>
          </table:table-cell>
          <table:table-cell office:value-type="float" office:value="1.918" calcext:value-type="float">
            <text:p>1.918</text:p>
          </table:table-cell>
          <table:table-cell office:value-type="float" office:value="2.013" calcext:value-type="float">
            <text:p>2.013</text:p>
          </table:table-cell>
          <table:table-cell office:value-type="float" office:value="0.937" calcext:value-type="float">
            <text:p>0.937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string" calcext:value-type="string">
            <text:p>400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1.975" calcext:value-type="float">
            <text:p>1.975</text:p>
          </table:table-cell>
          <table:table-cell office:value-type="float" office:value="0.18" calcext:value-type="float">
            <text:p>0.18</text:p>
          </table:table-cell>
          <table:table-cell office:value-type="float" office:value="0.294" calcext:value-type="float">
            <text:p>0.294</text:p>
          </table:table-cell>
          <table:table-cell office:value-type="float" office:value="0.029" calcext:value-type="float">
            <text:p>0.029</text:p>
          </table:table-cell>
          <table:table-cell office:value-type="float" office:value="0.584" calcext:value-type="float">
            <text:p>0.584</text:p>
          </table:table-cell>
          <table:table-cell office:value-type="float" office:value="0.358" calcext:value-type="float">
            <text:p>0.358</text:p>
          </table:table-cell>
          <table:table-cell office:value-type="float" office:value="0.058" calcext:value-type="float">
            <text:p>0.058</text:p>
          </table:table-cell>
          <table:table-cell office:value-type="float" office:value="0.894" calcext:value-type="float">
            <text:p>0.894</text:p>
          </table:table-cell>
          <table:table-cell office:value-type="float" office:value="990.992" calcext:value-type="float">
            <text:p>990.992</text:p>
          </table:table-cell>
          <table:table-cell office:value-type="float" office:value="1093.026" calcext:value-type="float">
            <text:p>1093.026</text:p>
          </table:table-cell>
          <table:table-cell office:value-type="float" office:value="1166.719" calcext:value-type="float">
            <text:p>1166.719</text:p>
          </table:table-cell>
          <table:table-cell office:value-type="float" office:value="2.875" calcext:value-type="float">
            <text:p>2.875</text:p>
          </table:table-cell>
          <table:table-cell office:value-type="float" office:value="3.322" calcext:value-type="float">
            <text:p>3.322</text:p>
          </table:table-cell>
          <table:table-cell office:value-type="float" office:value="1.913" calcext:value-type="float">
            <text:p>1.913</text:p>
          </table:table-cell>
          <table:table-cell office:value-type="float" office:value="2.057" calcext:value-type="float">
            <text:p>2.057</text:p>
          </table:table-cell>
          <table:table-cell office:value-type="float" office:value="0.894" calcext:value-type="float">
            <text:p>0.894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401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office:value-type="float" office:value="6135" calcext:value-type="float">
            <text:p>6135</text:p>
          </table:table-cell>
          <table:table-cell office:value-type="float" office:value="12493" calcext:value-type="float">
            <text:p>12493</text:p>
          </table:table-cell>
          <table:table-cell office:value-type="float" office:value="28.86" calcext:value-type="float">
            <text:p>28.86</text:p>
          </table:table-cell>
          <table:table-cell office:value-type="float" office:value="9.07" calcext:value-type="float">
            <text:p>9.07</text:p>
          </table:table-cell>
          <table:table-cell office:value-type="float" office:value="0.0622" calcext:value-type="float">
            <text:p>0.0622</text:p>
          </table:table-cell>
          <table:table-cell office:value-type="float" office:value="84.5" calcext:value-type="float">
            <text:p>84.5</text:p>
          </table:table-cell>
          <table:table-cell office:value-type="float" office:value="172.6" calcext:value-type="float">
            <text:p>172.6</text:p>
          </table:table-cell>
          <table:table-cell office:value-type="float" office:value="1.977" calcext:value-type="float">
            <text:p>1.977</text:p>
          </table:table-cell>
          <table:table-cell office:value-type="float" office:value="0.188" calcext:value-type="float">
            <text:p>0.188</text:p>
          </table:table-cell>
          <table:table-cell office:value-type="float" office:value="0.316" calcext:value-type="float">
            <text:p>0.316</text:p>
          </table:table-cell>
          <table:table-cell office:value-type="float" office:value="0.033" calcext:value-type="float">
            <text:p>0.033</text:p>
          </table:table-cell>
          <table:table-cell office:value-type="float" office:value="0.588" calcext:value-type="float">
            <text:p>0.588</text:p>
          </table:table-cell>
          <table:table-cell office:value-type="float" office:value="0.35" calcext:value-type="float">
            <text:p>0.35</text:p>
          </table:table-cell>
          <table:table-cell office:value-type="float" office:value="0.062" calcext:value-type="float">
            <text:p>0.062</text:p>
          </table:table-cell>
          <table:table-cell office:value-type="float" office:value="0.907" calcext:value-type="float">
            <text:p>0.907</text:p>
          </table:table-cell>
          <table:table-cell office:value-type="float" office:value="1005.428" calcext:value-type="float">
            <text:p>1005.428</text:p>
          </table:table-cell>
          <table:table-cell office:value-type="float" office:value="1103.566" calcext:value-type="float">
            <text:p>1103.566</text:p>
          </table:table-cell>
          <table:table-cell office:value-type="float" office:value="1110.652" calcext:value-type="float">
            <text:p>1110.652</text:p>
          </table:table-cell>
          <table:table-cell office:value-type="float" office:value="2.137" calcext:value-type="float">
            <text:p>2.137</text:p>
          </table:table-cell>
          <table:table-cell office:value-type="float" office:value="3.181" calcext:value-type="float">
            <text:p>3.181</text:p>
          </table:table-cell>
          <table:table-cell office:value-type="float" office:value="1.65" calcext:value-type="float">
            <text:p>1.65</text:p>
          </table:table-cell>
          <table:table-cell office:value-type="float" office:value="2.013" calcext:value-type="float">
            <text:p>2.013</text:p>
          </table:table-cell>
          <table:table-cell office:value-type="float" office:value="0.907" calcext:value-type="float">
            <text:p>0.907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401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office:value-type="float" office:value="6341" calcext:value-type="float">
            <text:p>6341</text:p>
          </table:table-cell>
          <table:table-cell office:value-type="float" office:value="12629" calcext:value-type="float">
            <text:p>12629</text:p>
          </table:table-cell>
          <table:table-cell office:value-type="float" office:value="27" calcext:value-type="float">
            <text:p>27</text:p>
          </table:table-cell>
          <table:table-cell office:value-type="float" office:value="8.24" calcext:value-type="float">
            <text:p>8.24</text:p>
          </table:table-cell>
          <table:table-cell office:value-type="float" office:value="0.0717" calcext:value-type="float">
            <text:p>0.0717</text:p>
          </table:table-cell>
          <table:table-cell office:value-type="float" office:value="59.7" calcext:value-type="float">
            <text:p>59.7</text:p>
          </table:table-cell>
          <table:table-cell office:value-type="float" office:value="118.5" calcext:value-type="float">
            <text:p>118.5</text:p>
          </table:table-cell>
          <table:table-cell office:value-type="float" office:value="1.952" calcext:value-type="float">
            <text:p>1.952</text:p>
          </table:table-cell>
          <table:table-cell office:value-type="float" office:value="0.182" calcext:value-type="float">
            <text:p>0.182</text:p>
          </table:table-cell>
          <table:table-cell office:value-type="float" office:value="0.298" calcext:value-type="float">
            <text:p>0.298</text:p>
          </table:table-cell>
          <table:table-cell office:value-type="float" office:value="0.036" calcext:value-type="float">
            <text:p>0.036</text:p>
          </table:table-cell>
          <table:table-cell office:value-type="float" office:value="0.577" calcext:value-type="float">
            <text:p>0.577</text:p>
          </table:table-cell>
          <table:table-cell office:value-type="float" office:value="0.353" calcext:value-type="float">
            <text:p>0.353</text:p>
          </table:table-cell>
          <table:table-cell office:value-type="float" office:value="0.07" calcext:value-type="float">
            <text:p>0.07</text:p>
          </table:table-cell>
          <table:table-cell office:value-type="float" office:value="0.941" calcext:value-type="float">
            <text:p>0.941</text:p>
          </table:table-cell>
          <table:table-cell office:value-type="float" office:value="1041.002" calcext:value-type="float">
            <text:p>1041.002</text:p>
          </table:table-cell>
          <table:table-cell office:value-type="float" office:value="1110.472" calcext:value-type="float">
            <text:p>1110.472</text:p>
          </table:table-cell>
          <table:table-cell office:value-type="float" office:value="1276.243" calcext:value-type="float">
            <text:p>1276.243</text:p>
          </table:table-cell>
          <table:table-cell office:value-type="float" office:value="2.951" calcext:value-type="float">
            <text:p>2.951</text:p>
          </table:table-cell>
          <table:table-cell office:value-type="float" office:value="3.275" calcext:value-type="float">
            <text:p>3.275</text:p>
          </table:table-cell>
          <table:table-cell office:value-type="float" office:value="1.938" calcext:value-type="float">
            <text:p>1.938</text:p>
          </table:table-cell>
          <table:table-cell office:value-type="float" office:value="2.042" calcext:value-type="float">
            <text:p>2.042</text:p>
          </table:table-cell>
          <table:table-cell office:value-type="float" office:value="0.941" calcext:value-type="float">
            <text:p>0.941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string" calcext:value-type="string">
            <text:p>402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1.853" calcext:value-type="float">
            <text:p>1.8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265" calcext:value-type="float">
            <text:p>0.265</text:p>
          </table:table-cell>
          <table:table-cell office:value-type="float" office:value="0.038" calcext:value-type="float">
            <text:p>0.038</text:p>
          </table:table-cell>
          <table:table-cell office:value-type="float" office:value="0.575" calcext:value-type="float">
            <text:p>0.575</text:p>
          </table:table-cell>
          <table:table-cell office:value-type="float" office:value="0.341" calcext:value-type="float">
            <text:p>0.341</text:p>
          </table:table-cell>
          <table:table-cell office:value-type="float" office:value="0.084" calcext:value-type="float">
            <text:p>0.0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2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  <table:table-cell office:value-type="float" office:value="8104" calcext:value-type="float">
            <text:p>8104</text:p>
          </table:table-cell>
          <table:table-cell office:value-type="float" office:value="16107" calcext:value-type="float">
            <text:p>16107</text:p>
          </table:table-cell>
          <table:table-cell office:value-type="float" office:value="60.13" calcext:value-type="float">
            <text:p>60.13</text:p>
          </table:table-cell>
          <table:table-cell office:value-type="float" office:value="18.36" calcext:value-type="float">
            <text:p>18.36</text:p>
          </table:table-cell>
          <table:table-cell office:value-type="float" office:value="0.0804" calcext:value-type="float">
            <text:p>0.0804</text:p>
          </table:table-cell>
          <table:table-cell office:value-type="float" office:value="119.7" calcext:value-type="float">
            <text:p>119.7</text:p>
          </table:table-cell>
          <table:table-cell office:value-type="float" office:value="237.6" calcext:value-type="float">
            <text:p>237.6</text:p>
          </table:table-cell>
          <table:table-cell office:value-type="float" office:value="1.909" calcext:value-type="float">
            <text:p>1.909</text:p>
          </table:table-cell>
          <table:table-cell office:value-type="float" office:value="0.198" calcext:value-type="float">
            <text:p>0.198</text:p>
          </table:table-cell>
          <table:table-cell office:value-type="float" office:value="0.326" calcext:value-type="float">
            <text:p>0.326</text:p>
          </table:table-cell>
          <table:table-cell office:value-type="float" office:value="0.05" calcext:value-type="float">
            <text:p>0.05</text:p>
          </table:table-cell>
          <table:table-cell office:value-type="float" office:value="0.568" calcext:value-type="float">
            <text:p>0.568</text:p>
          </table:table-cell>
          <table:table-cell office:value-type="float" office:value="0.345" calcext:value-type="float">
            <text:p>0.345</text:p>
          </table:table-cell>
          <table:table-cell office:value-type="float" office:value="0.087" calcext:value-type="float">
            <text:p>0.087</text:p>
          </table:table-cell>
          <table:table-cell office:value-type="float" office:value="0.915" calcext:value-type="float">
            <text:p>0.915</text:p>
          </table:table-cell>
          <table:table-cell office:value-type="float" office:value="1019.156" calcext:value-type="float">
            <text:p>1019.156</text:p>
          </table:table-cell>
          <table:table-cell office:value-type="float" office:value="1106.281" calcext:value-type="float">
            <text:p>1106.281</text:p>
          </table:table-cell>
          <table:table-cell office:value-type="float" office:value="1201.268" calcext:value-type="float">
            <text:p>1201.268</text:p>
          </table:table-cell>
          <table:table-cell office:value-type="float" office:value="2.883" calcext:value-type="float">
            <text:p>2.883</text:p>
          </table:table-cell>
          <table:table-cell office:value-type="float" office:value="3.275" calcext:value-type="float">
            <text:p>3.275</text:p>
          </table:table-cell>
          <table:table-cell office:value-type="float" office:value="1.916" calcext:value-type="float">
            <text:p>1.916</text:p>
          </table:table-cell>
          <table:table-cell office:value-type="float" office:value="2.042" calcext:value-type="float">
            <text:p>2.042</text:p>
          </table:table-cell>
          <table:table-cell office:value-type="float" office:value="0.915" calcext:value-type="float">
            <text:p>0.91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403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float" office:value="7782" calcext:value-type="float">
            <text:p>7782</text:p>
          </table:table-cell>
          <table:table-cell office:value-type="float" office:value="15467" calcext:value-type="float">
            <text:p>15467</text:p>
          </table:table-cell>
          <table:table-cell office:value-type="float" office:value="50.09" calcext:value-type="float">
            <text:p>50.09</text:p>
          </table:table-cell>
          <table:table-cell office:value-type="float" office:value="15.29" calcext:value-type="float">
            <text:p>15.29</text:p>
          </table:table-cell>
          <table:table-cell office:value-type="float" office:value="0.0836" calcext:value-type="float">
            <text:p>0.0836</text:p>
          </table:table-cell>
          <table:table-cell office:value-type="float" office:value="90.7" calcext:value-type="float">
            <text:p>90.7</text:p>
          </table:table-cell>
          <table:table-cell office:value-type="float" office:value="180.1" calcext:value-type="float">
            <text:p>180.1</text:p>
          </table:table-cell>
          <table:table-cell office:value-type="float" office:value="1.978" calcext:value-type="float">
            <text:p>1.978</text:p>
          </table:table-cell>
          <table:table-cell office:value-type="float" office:value="0.217" calcext:value-type="float">
            <text:p>0.217</text:p>
          </table:table-cell>
          <table:table-cell office:value-type="float" office:value="0.348" calcext:value-type="float">
            <text:p>0.3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3" calcext:value-type="float">
            <text:p>0.3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967" calcext:value-type="float">
            <text:p>0.967</text:p>
          </table:table-cell>
          <table:table-cell office:value-type="float" office:value="1081.523" calcext:value-type="float">
            <text:p>1081.523</text:p>
          </table:table-cell>
          <table:table-cell office:value-type="float" office:value="1115.695" calcext:value-type="float">
            <text:p>1115.695</text:p>
          </table:table-cell>
          <table:table-cell office:value-type="float" office:value="1353.534" calcext:value-type="float">
            <text:p>1353.534</text:p>
          </table:table-cell>
          <table:table-cell office:value-type="float" office:value="3.102" calcext:value-type="float">
            <text:p>3.102</text:p>
          </table:table-cell>
          <table:table-cell office:value-type="float" office:value="3.275" calcext:value-type="float">
            <text:p>3.275</text:p>
          </table:table-cell>
          <table:table-cell office:value-type="float" office:value="1.987" calcext:value-type="float">
            <text:p>1.987</text:p>
          </table:table-cell>
          <table:table-cell office:value-type="float" office:value="2.042" calcext:value-type="float">
            <text:p>2.042</text:p>
          </table:table-cell>
          <table:table-cell office:value-type="float" office:value="0.967" calcext:value-type="float">
            <text:p>0.967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403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float" office:value="7091" calcext:value-type="float">
            <text:p>7091</text:p>
          </table:table-cell>
          <table:table-cell office:value-type="float" office:value="13894" calcext:value-type="float">
            <text:p>13894</text:p>
          </table:table-cell>
          <table:table-cell table:number-columns-repeated="5"/>
          <table:table-cell office:value-type="float" office:value="1.991" calcext:value-type="float">
            <text:p>1.991</text:p>
          </table:table-cell>
          <table:table-cell office:value-type="float" office:value="0.214" calcext:value-type="float">
            <text:p>0.214</text:p>
          </table:table-cell>
          <table:table-cell office:value-type="float" office:value="0.348" calcext:value-type="float">
            <text:p>0.348</text:p>
          </table:table-cell>
          <table:table-cell office:value-type="float" office:value="0.03" calcext:value-type="float">
            <text:p>0.03</text:p>
          </table:table-cell>
          <table:table-cell office:value-type="float" office:value="0.588" calcext:value-type="float">
            <text:p>0.588</text:p>
          </table:table-cell>
          <table:table-cell office:value-type="float" office:value="0.361" calcext:value-type="float">
            <text:p>0.3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953" calcext:value-type="float">
            <text:p>0.953</text:p>
          </table:table-cell>
          <table:table-cell office:value-type="float" office:value="1075.847" calcext:value-type="float">
            <text:p>1075.847</text:p>
          </table:table-cell>
          <table:table-cell office:value-type="float" office:value="1130.216" calcext:value-type="float">
            <text:p>1130.216</text:p>
          </table:table-cell>
          <table:table-cell office:value-type="float" office:value="1369.312" calcext:value-type="float">
            <text:p>1369.312</text:p>
          </table:table-cell>
          <table:table-cell office:value-type="float" office:value="3.058" calcext:value-type="float">
            <text:p>3.058</text:p>
          </table:table-cell>
          <table:table-cell office:value-type="float" office:value="3.322" calcext:value-type="float">
            <text:p>3.322</text:p>
          </table:table-cell>
          <table:table-cell office:value-type="float" office:value="1.973" calcext:value-type="float">
            <text:p>1.973</text:p>
          </table:table-cell>
          <table:table-cell office:value-type="float" office:value="2.057" calcext:value-type="float">
            <text:p>2.057</text:p>
          </table:table-cell>
          <table:table-cell office:value-type="float" office:value="0.953" calcext:value-type="float">
            <text:p>0.953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404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float" office:value="8898" calcext:value-type="float">
            <text:p>8898</text:p>
          </table:table-cell>
          <table:table-cell office:value-type="float" office:value="17636" calcext:value-type="float">
            <text:p>17636</text:p>
          </table:table-cell>
          <table:table-cell office:value-type="float" office:value="40.47" calcext:value-type="float">
            <text:p>40.47</text:p>
          </table:table-cell>
          <table:table-cell office:value-type="float" office:value="12.36" calcext:value-type="float">
            <text:p>12.36</text:p>
          </table:table-cell>
          <table:table-cell office:value-type="float" office:value="0.0686" calcext:value-type="float">
            <text:p>0.0686</text:p>
          </table:table-cell>
          <table:table-cell office:value-type="float" office:value="99.9" calcext:value-type="float">
            <text:p>99.9</text:p>
          </table:table-cell>
          <table:table-cell office:value-type="float" office:value="198.2" calcext:value-type="float">
            <text:p>198.2</text:p>
          </table:table-cell>
          <table:table-cell office:value-type="float" office:value="2.009" calcext:value-type="float">
            <text:p>2.0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368" calcext:value-type="float">
            <text:p>0.368</text:p>
          </table:table-cell>
          <table:table-cell office:value-type="float" office:value="0.03" calcext:value-type="float">
            <text:p>0.03</text:p>
          </table:table-cell>
          <table:table-cell office:value-type="float" office:value="0.598" calcext:value-type="float">
            <text:p>0.598</text:p>
          </table:table-cell>
          <table:table-cell office:value-type="float" office:value="0.354" calcext:value-type="float">
            <text:p>0.3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965" calcext:value-type="float">
            <text:p>0.965</text:p>
          </table:table-cell>
          <table:table-cell office:value-type="float" office:value="1104.765" calcext:value-type="float">
            <text:p>1104.765</text:p>
          </table:table-cell>
          <table:table-cell office:value-type="float" office:value="1138.167" calcext:value-type="float">
            <text:p>1138.167</text:p>
          </table:table-cell>
          <table:table-cell office:value-type="float" office:value="1373.296" calcext:value-type="float">
            <text:p>1373.296</text:p>
          </table:table-cell>
          <table:table-cell office:value-type="float" office:value="3.102" calcext:value-type="float">
            <text:p>3.102</text:p>
          </table:table-cell>
          <table:table-cell office:value-type="float" office:value="3.275" calcext:value-type="float">
            <text:p>3.275</text:p>
          </table:table-cell>
          <table:table-cell office:value-type="float" office:value="1.987" calcext:value-type="float">
            <text:p>1.987</text:p>
          </table:table-cell>
          <table:table-cell office:value-type="float" office:value="2.042" calcext:value-type="float">
            <text:p>2.042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404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float" office:value="7597" calcext:value-type="float">
            <text:p>7597</text:p>
          </table:table-cell>
          <table:table-cell office:value-type="float" office:value="15152" calcext:value-type="float">
            <text:p>15152</text:p>
          </table:table-cell>
          <table:table-cell office:value-type="float" office:value="32.92" calcext:value-type="float">
            <text:p>32.92</text:p>
          </table:table-cell>
          <table:table-cell office:value-type="float" office:value="10.05" calcext:value-type="float">
            <text:p>10.05</text:p>
          </table:table-cell>
          <table:table-cell office:value-type="float" office:value="0.0616" calcext:value-type="float">
            <text:p>0.0616</text:p>
          </table:table-cell>
          <table:table-cell office:value-type="float" office:value="98.7" calcext:value-type="float">
            <text:p>98.7</text:p>
          </table:table-cell>
          <table:table-cell office:value-type="float" office:value="196" calcext:value-type="float">
            <text:p>196</text:p>
          </table:table-cell>
          <table:table-cell office:value-type="float" office:value="1.954" calcext:value-type="float">
            <text:p>1.954</text:p>
          </table:table-cell>
          <table:table-cell office:value-type="float" office:value="0.184" calcext:value-type="float">
            <text:p>0.1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031" calcext:value-type="float">
            <text:p>0.031</text:p>
          </table:table-cell>
          <table:table-cell office:value-type="float" office:value="0.582" calcext:value-type="float">
            <text:p>0.582</text:p>
          </table:table-cell>
          <table:table-cell office:value-type="float" office:value="0.359" calcext:value-type="float">
            <text:p>0.359</text:p>
          </table:table-cell>
          <table:table-cell office:value-type="float" office:value="0.059" calcext:value-type="float">
            <text:p>0.059</text:p>
          </table:table-cell>
          <table:table-cell office:value-type="float" office:value="0.948" calcext:value-type="float">
            <text:p>0.948</text:p>
          </table:table-cell>
          <table:table-cell office:value-type="float" office:value="1050.653" calcext:value-type="float">
            <text:p>1050.653</text:p>
          </table:table-cell>
          <table:table-cell office:value-type="float" office:value="1105.745" calcext:value-type="float">
            <text:p>1105.745</text:p>
          </table:table-cell>
          <table:table-cell office:value-type="float" office:value="1288.747" calcext:value-type="float">
            <text:p>1288.747</text:p>
          </table:table-cell>
          <table:table-cell office:value-type="float" office:value="2.999" calcext:value-type="float">
            <text:p>2.999</text:p>
          </table:table-cell>
          <table:table-cell office:value-type="float" office:value="3.275" calcext:value-type="float">
            <text:p>3.275</text:p>
          </table:table-cell>
          <table:table-cell office:value-type="float" office:value="1.954" calcext:value-type="float">
            <text:p>1.954</text:p>
          </table:table-cell>
          <table:table-cell office:value-type="float" office:value="2.042" calcext:value-type="float">
            <text:p>2.042</text:p>
          </table:table-cell>
          <table:table-cell office:value-type="float" office:value="0.948" calcext:value-type="float">
            <text:p>0.948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409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office:value-type="float" office:value="9330" calcext:value-type="float">
            <text:p>9330</text:p>
          </table:table-cell>
          <table:table-cell office:value-type="float" office:value="18517" calcext:value-type="float">
            <text:p>18517</text:p>
          </table:table-cell>
          <table:table-cell office:value-type="float" office:value="64.71" calcext:value-type="float">
            <text:p>64.71</text:p>
          </table:table-cell>
          <table:table-cell office:value-type="float" office:value="19.76" calcext:value-type="float">
            <text:p>19.76</text:p>
          </table:table-cell>
          <table:table-cell office:value-type="float" office:value="0.0862" calcext:value-type="float">
            <text:p>0.0862</text:p>
          </table:table-cell>
          <table:table-cell office:value-type="float" office:value="132.1" calcext:value-type="float">
            <text:p>132.1</text:p>
          </table:table-cell>
          <table:table-cell office:value-type="float" office:value="262.2" calcext:value-type="float">
            <text:p>262.2</text:p>
          </table:table-cell>
          <table:table-cell office:value-type="float" office:value="1.975" calcext:value-type="float">
            <text:p>1.975</text:p>
          </table:table-cell>
          <table:table-cell office:value-type="float" office:value="0.21" calcext:value-type="float">
            <text:p>0.21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5" calcext:value-type="float">
            <text:p>0.035</text:p>
          </table:table-cell>
          <table:table-cell office:value-type="float" office:value="0.593" calcext:value-type="float">
            <text:p>0.593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91" calcext:value-type="float">
            <text:p>0.91</text:p>
          </table:table-cell>
          <table:table-cell office:value-type="float" office:value="1026.77" calcext:value-type="float">
            <text:p>1026.77</text:p>
          </table:table-cell>
          <table:table-cell office:value-type="float" office:value="1120.946" calcext:value-type="float">
            <text:p>1120.946</text:p>
          </table:table-cell>
          <table:table-cell office:value-type="float" office:value="1203.283" calcext:value-type="float">
            <text:p>1203.283</text:p>
          </table:table-cell>
          <table:table-cell office:value-type="float" office:value="2.791" calcext:value-type="float">
            <text:p>2.791</text:p>
          </table:table-cell>
          <table:table-cell office:value-type="float" office:value="3.275" calcext:value-type="float">
            <text:p>3.275</text:p>
          </table:table-cell>
          <table:table-cell office:value-type="float" office:value="1.885" calcext:value-type="float">
            <text:p>1.885</text:p>
          </table:table-cell>
          <table:table-cell office:value-type="float" office:value="2.042" calcext:value-type="float">
            <text:p>2.042</text:p>
          </table:table-cell>
          <table:table-cell office:value-type="float" office:value="0.91" calcext:value-type="float">
            <text:p>0.91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415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office:value-type="float" office:value="7697" calcext:value-type="float">
            <text:p>7697</text:p>
          </table:table-cell>
          <table:table-cell office:value-type="float" office:value="15163" calcext:value-type="float">
            <text:p>15163</text:p>
          </table:table-cell>
          <table:table-cell office:value-type="float" office:value="59.08" calcext:value-type="float">
            <text:p>59.08</text:p>
          </table:table-cell>
          <table:table-cell office:value-type="float" office:value="18.04" calcext:value-type="float">
            <text:p>18.04</text:p>
          </table:table-cell>
          <table:table-cell office:value-type="float" office:value="0.0846" calcext:value-type="float">
            <text:p>0.0846</text:p>
          </table:table-cell>
          <table:table-cell office:value-type="float" office:value="109.7" calcext:value-type="float">
            <text:p>109.7</text:p>
          </table:table-cell>
          <table:table-cell office:value-type="float" office:value="217.6" calcext:value-type="float">
            <text:p>217.6</text:p>
          </table:table-cell>
          <table:table-cell office:value-type="float" office:value="1.978" calcext:value-type="float">
            <text:p>1.978</text:p>
          </table:table-cell>
          <table:table-cell office:value-type="float" office:value="0.194" calcext:value-type="float">
            <text:p>0.194</text:p>
          </table:table-cell>
          <table:table-cell office:value-type="float" office:value="0.313" calcext:value-type="float">
            <text:p>0.313</text:p>
          </table:table-cell>
          <table:table-cell office:value-type="float" office:value="0.03" calcext:value-type="float">
            <text:p>0.03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1" calcext:value-type="float">
            <text:p>0.361</text:p>
          </table:table-cell>
          <table:table-cell office:value-type="float" office:value="0.056" calcext:value-type="float">
            <text:p>0.056</text:p>
          </table:table-cell>
          <table:table-cell office:value-type="float" office:value="0.934" calcext:value-type="float">
            <text:p>0.934</text:p>
          </table:table-cell>
          <table:table-cell office:value-type="float" office:value="1044.253" calcext:value-type="float">
            <text:p>1044.253</text:p>
          </table:table-cell>
          <table:table-cell office:value-type="float" office:value="1108.781" calcext:value-type="float">
            <text:p>1108.781</text:p>
          </table:table-cell>
          <table:table-cell office:value-type="float" office:value="1254.843" calcext:value-type="float">
            <text:p>1254.843</text:p>
          </table:table-cell>
          <table:table-cell office:value-type="float" office:value="2.929" calcext:value-type="float">
            <text:p>2.929</text:p>
          </table:table-cell>
          <table:table-cell office:value-type="float" office:value="3.275" calcext:value-type="float">
            <text:p>3.275</text:p>
          </table:table-cell>
          <table:table-cell office:value-type="float" office:value="1.931" calcext:value-type="float">
            <text:p>1.931</text:p>
          </table:table-cell>
          <table:table-cell office:value-type="float" office:value="2.042" calcext:value-type="float">
            <text:p>2.042</text:p>
          </table:table-cell>
          <table:table-cell office:value-type="float" office:value="0.934" calcext:value-type="float">
            <text:p>0.934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office:value-type="string" calcext:value-type="string">
            <text:p>416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</text:p>
          </table:table-cell>
          <table:table-cell office:value-type="float" office:value="7543" calcext:value-type="float">
            <text:p>7543</text:p>
          </table:table-cell>
          <table:table-cell office:value-type="float" office:value="15176" calcext:value-type="float">
            <text:p>15176</text:p>
          </table:table-cell>
          <table:table-cell office:value-type="float" office:value="45.28" calcext:value-type="float">
            <text:p>45.28</text:p>
          </table:table-cell>
          <table:table-cell office:value-type="float" office:value="14.03" calcext:value-type="float">
            <text:p>14.03</text:p>
          </table:table-cell>
          <table:table-cell office:value-type="float" office:value="0.0875" calcext:value-type="float">
            <text:p>0.0875</text:p>
          </table:table-cell>
          <table:table-cell office:value-type="float" office:value="91.6" calcext:value-type="float">
            <text:p>91.6</text:p>
          </table:table-cell>
          <table:table-cell office:value-type="float" office:value="184.5" calcext:value-type="float">
            <text:p>184.5</text:p>
          </table:table-cell>
          <table:table-cell office:value-type="float" office:value="1.956" calcext:value-type="float">
            <text:p>1.956</text:p>
          </table:table-cell>
          <table:table-cell office:value-type="float" office:value="0.199" calcext:value-type="float">
            <text:p>0.199</text:p>
          </table:table-cell>
          <table:table-cell office:value-type="float" office:value="0.339" calcext:value-type="float">
            <text:p>0.339</text:p>
          </table:table-cell>
          <table:table-cell office:value-type="float" office:value="0.04" calcext:value-type="float">
            <text:p>0.04</text:p>
          </table:table-cell>
          <table:table-cell office:value-type="float" office:value="0.587" calcext:value-type="float">
            <text:p>0.587</text:p>
          </table:table-cell>
          <table:table-cell office:value-type="float" office:value="0.344" calcext:value-type="float">
            <text:p>0.344</text:p>
          </table:table-cell>
          <table:table-cell office:value-type="float" office:value="0.069" calcext:value-type="float">
            <text:p>0.069</text:p>
          </table:table-cell>
          <table:table-cell office:value-type="float" office:value="0.923" calcext:value-type="float">
            <text:p>0.923</text:p>
          </table:table-cell>
          <table:table-cell office:value-type="float" office:value="1043.555" calcext:value-type="float">
            <text:p>1043.555</text:p>
          </table:table-cell>
          <table:table-cell office:value-type="float" office:value="1129.799" calcext:value-type="float">
            <text:p>1129.799</text:p>
          </table:table-cell>
          <table:table-cell office:value-type="float" office:value="1212.986" calcext:value-type="float">
            <text:p>1212.986</text:p>
          </table:table-cell>
          <table:table-cell office:value-type="float" office:value="2.806" calcext:value-type="float">
            <text:p>2.806</text:p>
          </table:table-cell>
          <table:table-cell office:value-type="float" office:value="3.228" calcext:value-type="float">
            <text:p>3.228</text:p>
          </table:table-cell>
          <table:table-cell office:value-type="float" office:value="1.89" calcext:value-type="float">
            <text:p>1.89</text:p>
          </table:table-cell>
          <table:table-cell office:value-type="float" office:value="2.027" calcext:value-type="float">
            <text:p>2.027</text:p>
          </table:table-cell>
          <table:table-cell office:value-type="float" office:value="0.923" calcext:value-type="float">
            <text:p>0.923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419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</text:p>
          </table:table-cell>
          <table:table-cell office:value-type="float" office:value="7143" calcext:value-type="float">
            <text:p>7143</text:p>
          </table:table-cell>
          <table:table-cell office:value-type="float" office:value="14142" calcext:value-type="float">
            <text:p>14142</text:p>
          </table:table-cell>
          <table:table-cell office:value-type="float" office:value="42.44" calcext:value-type="float">
            <text:p>42.44</text:p>
          </table:table-cell>
          <table:table-cell office:value-type="float" office:value="12.96" calcext:value-type="float">
            <text:p>12.96</text:p>
          </table:table-cell>
          <table:table-cell office:value-type="float" office:value="0.0707" calcext:value-type="float">
            <text:p>0.0707</text:p>
          </table:table-cell>
          <table:table-cell office:value-type="float" office:value="112.8" calcext:value-type="float">
            <text:p>112.8</text:p>
          </table:table-cell>
          <table:table-cell office:value-type="float" office:value="223.9" calcext:value-type="float">
            <text:p>223.9</text:p>
          </table:table-cell>
          <table:table-cell office:value-type="float" office:value="1.902" calcext:value-type="float">
            <text:p>1.902</text:p>
          </table:table-cell>
          <table:table-cell office:value-type="float" office:value="0.184" calcext:value-type="float">
            <text:p>0.184</text:p>
          </table:table-cell>
          <table:table-cell office:value-type="float" office:value="0.304" calcext:value-type="float">
            <text:p>0.3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573" calcext:value-type="float">
            <text:p>0.573</text:p>
          </table:table-cell>
          <table:table-cell office:value-type="float" office:value="0.347" calcext:value-type="float">
            <text:p>0.347</text:p>
          </table:table-cell>
          <table:table-cell office:value-type="float" office:value="0.08" calcext:value-type="float">
            <text:p>0.08</text:p>
          </table:table-cell>
          <table:table-cell office:value-type="float" office:value="0.88" calcext:value-type="float">
            <text:p>0.88</text:p>
          </table:table-cell>
          <table:table-cell office:value-type="float" office:value="1000.591" calcext:value-type="float">
            <text:p>1000.591</text:p>
          </table:table-cell>
          <table:table-cell office:value-type="float" office:value="1115.43" calcext:value-type="float">
            <text:p>1115.43</text:p>
          </table:table-cell>
          <table:table-cell office:value-type="float" office:value="1119.559" calcext:value-type="float">
            <text:p>1119.559</text:p>
          </table:table-cell>
          <table:table-cell office:value-type="float" office:value="2.743" calcext:value-type="float">
            <text:p>2.743</text:p>
          </table:table-cell>
          <table:table-cell office:value-type="float" office:value="3.275" calcext:value-type="float">
            <text:p>3.275</text:p>
          </table:table-cell>
          <table:table-cell office:value-type="float" office:value="1.869" calcext:value-type="float">
            <text:p>1.869</text:p>
          </table:table-cell>
          <table:table-cell office:value-type="float" office:value="2.042" calcext:value-type="float">
            <text:p>2.042</text:p>
          </table:table-cell>
          <table:table-cell office:value-type="float" office:value="0.88" calcext:value-type="float">
            <text:p>0.88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string" calcext:value-type="string">
            <text:p>419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</text:p>
          </table:table-cell>
          <table:table-cell office:value-type="float" office:value="8407" calcext:value-type="float">
            <text:p>8407</text:p>
          </table:table-cell>
          <table:table-cell office:value-type="float" office:value="14209" calcext:value-type="float">
            <text:p>14209</text:p>
          </table:table-cell>
          <table:table-cell office:value-type="float" office:value="35.14" calcext:value-type="float">
            <text:p>35.14</text:p>
          </table:table-cell>
          <table:table-cell office:value-type="float" office:value="10.58" calcext:value-type="float">
            <text:p>10.58</text:p>
          </table:table-cell>
          <table:table-cell office:value-type="float" office:value="0.0661" calcext:value-type="float">
            <text:p>0.0661</text:p>
          </table:table-cell>
          <table:table-cell office:value-type="float" office:value="100.3" calcext:value-type="float">
            <text:p>100.3</text:p>
          </table:table-cell>
          <table:table-cell office:value-type="float" office:value="196.2" calcext:value-type="float">
            <text:p>196.2</text:p>
          </table:table-cell>
          <table:table-cell office:value-type="float" office:value="1.942" calcext:value-type="float">
            <text:p>1.942</text:p>
          </table:table-cell>
          <table:table-cell office:value-type="float" office:value="0.164" calcext:value-type="float">
            <text:p>0.164</text:p>
          </table:table-cell>
          <table:table-cell office:value-type="float" office:value="0.266" calcext:value-type="float">
            <text:p>0.266</text:p>
          </table:table-cell>
          <table:table-cell office:value-type="float" office:value="0.027" calcext:value-type="float">
            <text:p>0.027</text:p>
          </table:table-cell>
          <table:table-cell office:value-type="float" office:value="0.583" calcext:value-type="float">
            <text:p>0.583</text:p>
          </table:table-cell>
          <table:table-cell office:value-type="float" office:value="0.359" calcext:value-type="float">
            <text:p>0.359</text:p>
          </table:table-cell>
          <table:table-cell office:value-type="float" office:value="0.058" calcext:value-type="float">
            <text:p>0.058</text:p>
          </table:table-cell>
          <table:table-cell office:value-type="float" office:value="0.773" calcext:value-type="float">
            <text:p>0.773</text:p>
          </table:table-cell>
          <table:table-cell office:value-type="float" office:value="869.749" calcext:value-type="float">
            <text:p>869.749</text:p>
          </table:table-cell>
          <table:table-cell office:value-type="float" office:value="1098.501" calcext:value-type="float">
            <text:p>1098.501</text:p>
          </table:table-cell>
          <table:table-cell office:value-type="float" office:value="875.57" calcext:value-type="float">
            <text:p>875.57</text:p>
          </table:table-cell>
          <table:table-cell office:value-type="float" office:value="2.241" calcext:value-type="float">
            <text:p>2.241</text:p>
          </table:table-cell>
          <table:table-cell office:value-type="float" office:value="3.322" calcext:value-type="float">
            <text:p>3.322</text:p>
          </table:table-cell>
          <table:table-cell office:value-type="float" office:value="1.689" calcext:value-type="float">
            <text:p>1.689</text:p>
          </table:table-cell>
          <table:table-cell office:value-type="float" office:value="2.057" calcext:value-type="float">
            <text:p>2.057</text:p>
          </table:table-cell>
          <table:table-cell office:value-type="float" office:value="0.773" calcext:value-type="float">
            <text:p>0.773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420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office:value-type="float" office:value="6636" calcext:value-type="float">
            <text:p>6636</text:p>
          </table:table-cell>
          <table:table-cell office:value-type="float" office:value="13142" calcext:value-type="float">
            <text:p>13142</text:p>
          </table:table-cell>
          <table:table-cell office:value-type="float" office:value="44.01" calcext:value-type="float">
            <text:p>44.01</text:p>
          </table:table-cell>
          <table:table-cell office:value-type="float" office:value="13.44" calcext:value-type="float">
            <text:p>13.44</text:p>
          </table:table-cell>
          <table:table-cell office:value-type="float" office:value="0.0752" calcext:value-type="float">
            <text:p>0.0752</text:p>
          </table:table-cell>
          <table:table-cell office:value-type="float" office:value="114.4" calcext:value-type="float">
            <text:p>114.4</text:p>
          </table:table-cell>
          <table:table-cell office:value-type="float" office:value="227.1" calcext:value-type="float">
            <text:p>227.1</text:p>
          </table:table-cell>
          <table:table-cell office:value-type="float" office:value="1.82" calcext:value-type="float">
            <text:p>1.82</text:p>
          </table:table-cell>
          <table:table-cell office:value-type="float" office:value="0.135" calcext:value-type="float">
            <text:p>0.1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035" calcext:value-type="float">
            <text:p>0.035</text:p>
          </table:table-cell>
          <table:table-cell office:value-type="float" office:value="0.558" calcext:value-type="float">
            <text:p>0.558</text:p>
          </table:table-cell>
          <table:table-cell office:value-type="float" office:value="0.352" calcext:value-type="float">
            <text:p>0.352</text:p>
          </table:table-cell>
          <table:table-cell office:value-type="float" office:value="0.09" calcext:value-type="float">
            <text:p>0.09</text:p>
          </table:table-cell>
          <table:table-cell office:value-type="float" office:value="0.795" calcext:value-type="float">
            <text:p>0.795</text:p>
          </table:table-cell>
          <table:table-cell office:value-type="float" office:value="878.873" calcext:value-type="float">
            <text:p>878.873</text:p>
          </table:table-cell>
          <table:table-cell office:value-type="float" office:value="1093.013" calcext:value-type="float">
            <text:p>1093.013</text:p>
          </table:table-cell>
          <table:table-cell office:value-type="float" office:value="896.808" calcext:value-type="float">
            <text:p>896.808</text:p>
          </table:table-cell>
          <table:table-cell office:value-type="float" office:value="2.387" calcext:value-type="float">
            <text:p>2.387</text:p>
          </table:table-cell>
          <table:table-cell office:value-type="float" office:value="3.275" calcext:value-type="float">
            <text:p>3.275</text:p>
          </table:table-cell>
          <table:table-cell office:value-type="float" office:value="1.743" calcext:value-type="float">
            <text:p>1.743</text:p>
          </table:table-cell>
          <table:table-cell office:value-type="float" office:value="2.042" calcext:value-type="float">
            <text:p>2.042</text:p>
          </table:table-cell>
          <table:table-cell office:value-type="float" office:value="0.795" calcext:value-type="float">
            <text:p>0.795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string" calcext:value-type="string">
            <text:p>421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8580" calcext:value-type="float">
            <text:p>8580</text:p>
          </table:table-cell>
          <table:table-cell office:value-type="float" office:value="16736" calcext:value-type="float">
            <text:p>16736</text:p>
          </table:table-cell>
          <table:table-cell office:value-type="float" office:value="58.68" calcext:value-type="float">
            <text:p>58.68</text:p>
          </table:table-cell>
          <table:table-cell office:value-type="float" office:value="17.66" calcext:value-type="float">
            <text:p>17.66</text:p>
          </table:table-cell>
          <table:table-cell office:value-type="float" office:value="0.074" calcext:value-type="float">
            <text:p>0.074</text:p>
          </table:table-cell>
          <table:table-cell office:value-type="float" office:value="133.6" calcext:value-type="float">
            <text:p>133.6</text:p>
          </table:table-cell>
          <table:table-cell office:value-type="float" office:value="261.5" calcext:value-type="float">
            <text:p>261.5</text:p>
          </table:table-cell>
          <table:table-cell office:value-type="float" office:value="1.996" calcext:value-type="float">
            <text:p>1.996</text:p>
          </table:table-cell>
          <table:table-cell office:value-type="float" office:value="0.203" calcext:value-type="float">
            <text:p>0.203</text:p>
          </table:table-cell>
          <table:table-cell office:value-type="float" office:value="0.345" calcext:value-type="float">
            <text:p>0.345</text:p>
          </table:table-cell>
          <table:table-cell office:value-type="float" office:value="0.032" calcext:value-type="float">
            <text:p>0.032</text:p>
          </table:table-cell>
          <table:table-cell office:value-type="float" office:value="0.595" calcext:value-type="float">
            <text:p>0.595</text:p>
          </table:table-cell>
          <table:table-cell office:value-type="float" office:value="0.35" calcext:value-type="float">
            <text:p>0.35</text:p>
          </table:table-cell>
          <table:table-cell office:value-type="float" office:value="0.055" calcext:value-type="float">
            <text:p>0.055</text:p>
          </table:table-cell>
          <table:table-cell office:value-type="float" office:value="0.964" calcext:value-type="float">
            <text:p>0.964</text:p>
          </table:table-cell>
          <table:table-cell office:value-type="float" office:value="1091.694" calcext:value-type="float">
            <text:p>1091.694</text:p>
          </table:table-cell>
          <table:table-cell office:value-type="float" office:value="1128.331" calcext:value-type="float">
            <text:p>1128.331</text:p>
          </table:table-cell>
          <table:table-cell office:value-type="float" office:value="1398.271" calcext:value-type="float">
            <text:p>1398.271</text:p>
          </table:table-cell>
          <table:table-cell office:value-type="float" office:value="3.149" calcext:value-type="float">
            <text:p>3.149</text:p>
          </table:table-cell>
          <table:table-cell office:value-type="float" office:value="3.322" calcext:value-type="float">
            <text:p>3.322</text:p>
          </table:table-cell>
          <table:table-cell office:value-type="float" office:value="2.002" calcext:value-type="float">
            <text:p>2.002</text:p>
          </table:table-cell>
          <table:table-cell office:value-type="float" office:value="2.057" calcext:value-type="float">
            <text:p>2.057</text:p>
          </table:table-cell>
          <table:table-cell office:value-type="float" office:value="0.964" calcext:value-type="float">
            <text:p>0.964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433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1.995" calcext:value-type="float">
            <text:p>1.995</text:p>
          </table:table-cell>
          <table:table-cell office:value-type="float" office:value="0.192" calcext:value-type="float">
            <text:p>0.192</text:p>
          </table:table-cell>
          <table:table-cell office:value-type="float" office:value="0.316" calcext:value-type="float">
            <text:p>0.316</text:p>
          </table:table-cell>
          <table:table-cell office:value-type="float" office:value="0.027" calcext:value-type="float">
            <text:p>0.027</text:p>
          </table:table-cell>
          <table:table-cell office:value-type="float" office:value="0.59" calcext:value-type="float">
            <text:p>0.59</text:p>
          </table:table-cell>
          <table:table-cell office:value-type="float" office:value="0.359" calcext:value-type="float">
            <text:p>0.3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917" calcext:value-type="float">
            <text:p>0.917</text:p>
          </table:table-cell>
          <table:table-cell office:value-type="float" office:value="1044.246" calcext:value-type="float">
            <text:p>1044.246</text:p>
          </table:table-cell>
          <table:table-cell office:value-type="float" office:value="1123.631" calcext:value-type="float">
            <text:p>1123.631</text:p>
          </table:table-cell>
          <table:table-cell office:value-type="float" office:value="1260.673" calcext:value-type="float">
            <text:p>1260.673</text:p>
          </table:table-cell>
          <table:table-cell office:value-type="float" office:value="2.944" calcext:value-type="float">
            <text:p>2.944</text:p>
          </table:table-cell>
          <table:table-cell office:value-type="float" office:value="3.322" calcext:value-type="float">
            <text:p>3.322</text:p>
          </table:table-cell>
          <table:table-cell office:value-type="float" office:value="1.936" calcext:value-type="float">
            <text:p>1.936</text:p>
          </table:table-cell>
          <table:table-cell office:value-type="float" office:value="2.057" calcext:value-type="float">
            <text:p>2.057</text:p>
          </table:table-cell>
          <table:table-cell office:value-type="float" office:value="0.917" calcext:value-type="float">
            <text:p>0.917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string" calcext:value-type="string">
            <text:p>433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 office:value-type="float" office:value="7351" calcext:value-type="float">
            <text:p>7351</text:p>
          </table:table-cell>
          <table:table-cell office:value-type="float" office:value="14457" calcext:value-type="float">
            <text:p>14457</text:p>
          </table:table-cell>
          <table:table-cell office:value-type="float" office:value="32.81" calcext:value-type="float">
            <text:p>32.81</text:p>
          </table:table-cell>
          <table:table-cell office:value-type="float" office:value="9.88" calcext:value-type="float">
            <text:p>9.88</text:p>
          </table:table-cell>
          <table:table-cell office:value-type="float" office:value="0.0666" calcext:value-type="float">
            <text:p>0.0666</text:p>
          </table:table-cell>
          <table:table-cell office:value-type="float" office:value="90.7" calcext:value-type="float">
            <text:p>90.7</text:p>
          </table:table-cell>
          <table:table-cell office:value-type="float" office:value="177.5" calcext:value-type="float">
            <text:p>177.5</text:p>
          </table:table-cell>
          <table:table-cell office:value-type="float" office:value="1.973" calcext:value-type="float">
            <text:p>1.973</text:p>
          </table:table-cell>
          <table:table-cell office:value-type="float" office:value="0.218" calcext:value-type="float">
            <text:p>0.218</text:p>
          </table:table-cell>
          <table:table-cell office:value-type="float" office:value="0.35" calcext:value-type="float">
            <text:p>0.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582" calcext:value-type="float">
            <text:p>0.582</text:p>
          </table:table-cell>
          <table:table-cell office:value-type="float" office:value="0.362" calcext:value-type="float">
            <text:p>0.362</text:p>
          </table:table-cell>
          <table:table-cell office:value-type="float" office:value="0.056" calcext:value-type="float">
            <text:p>0.056</text:p>
          </table:table-cell>
          <table:table-cell office:value-type="float" office:value="0.932" calcext:value-type="float">
            <text:p>0.932</text:p>
          </table:table-cell>
          <table:table-cell office:value-type="float" office:value="1060.991" calcext:value-type="float">
            <text:p>1060.991</text:p>
          </table:table-cell>
          <table:table-cell office:value-type="float" office:value="1126.386" calcext:value-type="float">
            <text:p>1126.386</text:p>
          </table:table-cell>
          <table:table-cell office:value-type="float" office:value="1306.522" calcext:value-type="float">
            <text:p>1306.522</text:p>
          </table:table-cell>
          <table:table-cell office:value-type="float" office:value="2.978" calcext:value-type="float">
            <text:p>2.978</text:p>
          </table:table-cell>
          <table:table-cell office:value-type="float" office:value="3.322" calcext:value-type="float">
            <text:p>3.322</text:p>
          </table:table-cell>
          <table:table-cell office:value-type="float" office:value="1.947" calcext:value-type="float">
            <text:p>1.947</text:p>
          </table:table-cell>
          <table:table-cell office:value-type="float" office:value="2.057" calcext:value-type="float">
            <text:p>2.057</text:p>
          </table:table-cell>
          <table:table-cell office:value-type="float" office:value="0.932" calcext:value-type="float">
            <text:p>0.932</text:p>
          </table:table-cell>
          <table:table-cell office:value-type="float" office:value="0.897" calcext:value-type="float">
            <text:p>0.897</text:p>
          </table:table-cell>
        </table:table-row>
        <table:table-row table:style-name="ro1">
          <table:table-cell office:value-type="string" calcext:value-type="string">
            <text:p>437R</text:p>
          </table:table-cell>
          <table:table-cell table:number-columns-repeated="2"/>
          <table:table-cell office:value-type="float" office:value="6152" calcext:value-type="float">
            <text:p>6152</text:p>
          </table:table-cell>
          <table:table-cell office:value-type="float" office:value="11710" calcext:value-type="float">
            <text:p>11710</text:p>
          </table:table-cell>
          <table:table-cell office:value-type="float" office:value="25" calcext:value-type="float">
            <text:p>25</text:p>
          </table:table-cell>
          <table:table-cell office:value-type="float" office:value="7.53" calcext:value-type="float">
            <text:p>7.53</text:p>
          </table:table-cell>
          <table:table-cell office:value-type="float" office:value="0.0712" calcext:value-type="float">
            <text:p>0.0712</text:p>
          </table:table-cell>
          <table:table-cell office:value-type="float" office:value="71.7" calcext:value-type="float">
            <text:p>71.7</text:p>
          </table:table-cell>
          <table:table-cell office:value-type="float" office:value="140.4" calcext:value-type="float">
            <text:p>140.4</text:p>
          </table:table-cell>
          <table:table-cell office:value-type="float" office:value="1.913" calcext:value-type="float">
            <text:p>1.913</text:p>
          </table:table-cell>
          <table:table-cell office:value-type="float" office:value="0.184" calcext:value-type="float">
            <text:p>0.184</text:p>
          </table:table-cell>
          <table:table-cell office:value-type="float" office:value="0.296" calcext:value-type="float">
            <text:p>0.296</text:p>
          </table:table-cell>
          <table:table-cell office:value-type="float" office:value="0.04" calcext:value-type="float">
            <text:p>0.04</text:p>
          </table:table-cell>
          <table:table-cell office:value-type="float" office:value="0.568" calcext:value-type="float">
            <text:p>0.568</text:p>
          </table:table-cell>
          <table:table-cell office:value-type="float" office:value="0.354" calcext:value-type="float">
            <text:p>0.354</text:p>
          </table:table-cell>
          <table:table-cell office:value-type="float" office:value="0.078" calcext:value-type="float">
            <text:p>0.078</text:p>
          </table:table-cell>
          <table:table-cell office:value-type="float" office:value="0.706" calcext:value-type="float">
            <text:p>0.706</text:p>
          </table:table-cell>
          <table:table-cell office:value-type="float" office:value="822.333" calcext:value-type="float">
            <text:p>822.333</text:p>
          </table:table-cell>
          <table:table-cell office:value-type="float" office:value="1113.4" calcext:value-type="float">
            <text:p>1113.4</text:p>
          </table:table-cell>
          <table:table-cell office:value-type="float" office:value="741.461" calcext:value-type="float">
            <text:p>741.461</text:p>
          </table:table-cell>
          <table:table-cell office:value-type="float" office:value="2.033" calcext:value-type="float">
            <text:p>2.033</text:p>
          </table:table-cell>
          <table:table-cell office:value-type="float" office:value="3.322" calcext:value-type="float">
            <text:p>3.322</text:p>
          </table:table-cell>
          <table:table-cell office:value-type="float" office:value="1.609" calcext:value-type="float">
            <text:p>1.609</text:p>
          </table:table-cell>
          <table:table-cell office:value-type="float" office:value="2.057" calcext:value-type="float">
            <text:p>2.057</text:p>
          </table:table-cell>
          <table:table-cell office:value-type="float" office:value="0.706" calcext:value-type="float">
            <text:p>0.706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" table:formula="of:=AVERAGE([.D2:.D41])" office:value-type="float" office:value="7784.34285714286" calcext:value-type="float">
            <text:p>7784.34286</text:p>
          </table:table-cell>
          <table:table-cell table:style-name="ce1" table:formula="of:=AVERAGE([.E2:.E41])" office:value-type="float" office:value="15421.2" calcext:value-type="float">
            <text:p>15421.20000</text:p>
          </table:table-cell>
          <table:table-cell table:style-name="ce1" table:formula="of:=AVERAGE([.F2:.F41])" office:value-type="float" office:value="44.8002941176471" calcext:value-type="float">
            <text:p>44.80029</text:p>
          </table:table-cell>
          <table:table-cell table:style-name="ce1" table:formula="of:=AVERAGE([.G2:.G41])" office:value-type="float" office:value="13.7476470588235" calcext:value-type="float">
            <text:p>13.74765</text:p>
          </table:table-cell>
          <table:table-cell table:style-name="ce1" table:formula="of:=AVERAGE([.H2:.H41])" office:value-type="float" office:value="0.0776029411764706" calcext:value-type="float">
            <text:p>0.07760</text:p>
          </table:table-cell>
          <table:table-cell table:style-name="ce1" table:formula="of:=AVERAGE([.I2:.I41])" office:value-type="float" office:value="97.7235294117647" calcext:value-type="float">
            <text:p>97.72353</text:p>
          </table:table-cell>
          <table:table-cell table:style-name="ce1" table:formula="of:=AVERAGE([.J2:.J41])" office:value-type="float" office:value="194.838235294118" calcext:value-type="float">
            <text:p>194.83824</text:p>
          </table:table-cell>
          <table:table-cell table:style-name="ce1" table:formula="of:=AVERAGE([.K2:.K41])" office:value-type="float" office:value="1.947725" calcext:value-type="float">
            <text:p>1.94773</text:p>
          </table:table-cell>
          <table:table-cell table:style-name="ce1" table:formula="of:=AVERAGE([.L2:.L41])" office:value-type="float" office:value="0.1953" calcext:value-type="float">
            <text:p>0.19530</text:p>
          </table:table-cell>
          <table:table-cell table:style-name="ce1" table:formula="of:=AVERAGE([.M2:.M41])" office:value-type="float" office:value="0.3234" calcext:value-type="float">
            <text:p>0.32340</text:p>
          </table:table-cell>
          <table:table-cell table:style-name="ce1" table:formula="of:=AVERAGE([.N2:.N41])" office:value-type="float" office:value="0.033925" calcext:value-type="float">
            <text:p>0.03393</text:p>
          </table:table-cell>
          <table:table-cell table:style-name="ce1" table:formula="of:=AVERAGE([.O2:.O41])" office:value-type="float" office:value="0.58455" calcext:value-type="float">
            <text:p>0.58455</text:p>
          </table:table-cell>
          <table:table-cell table:style-name="ce1" table:formula="of:=AVERAGE([.P2:.P41])" office:value-type="float" office:value="0.353325" calcext:value-type="float">
            <text:p>0.35333</text:p>
          </table:table-cell>
          <table:table-cell table:style-name="ce1" table:formula="of:=AVERAGE([.Q2:.Q41])" office:value-type="float" office:value="0.062125" calcext:value-type="float">
            <text:p>0.06213</text:p>
          </table:table-cell>
          <table:table-cell table:style-name="ce1" table:formula="of:=AVERAGE([.R2:.R41])" office:value-type="float" office:value="0.91972972972973" calcext:value-type="float">
            <text:p>0.91973</text:p>
          </table:table-cell>
          <table:table-cell table:style-name="ce1" table:formula="of:=AVERAGE([.S2:.S41])" office:value-type="float" office:value="1033.81016216216" calcext:value-type="float">
            <text:p>1033.81016</text:p>
          </table:table-cell>
          <table:table-cell table:style-name="ce1" table:formula="of:=AVERAGE([.T2:.T41])" office:value-type="float" office:value="1114.54010810811" calcext:value-type="float">
            <text:p>1114.54011</text:p>
          </table:table-cell>
          <table:table-cell table:style-name="ce1" table:formula="of:=AVERAGE([.U2:.U41])" office:value-type="float" office:value="1219.29594594595" calcext:value-type="float">
            <text:p>1219.29595</text:p>
          </table:table-cell>
          <table:table-cell table:style-name="ce1" table:formula="of:=AVERAGE([.V2:.V41])" office:value-type="float" office:value="2.85867567567568" calcext:value-type="float">
            <text:p>2.85868</text:p>
          </table:table-cell>
          <table:table-cell table:style-name="ce1" table:formula="of:=AVERAGE([.W2:.W41])" office:value-type="float" office:value="3.26356756756757" calcext:value-type="float">
            <text:p>3.263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COM.MICROSOFT.STDEV.S([.D2:.D41])" office:value-type="float" office:value="938.092085748802" calcext:value-type="float">
            <text:p>938.09209</text:p>
          </table:table-cell>
          <table:table-cell table:style-name="ce1" table:formula="of:=COM.MICROSOFT.STDEV.S([.E2:.E41])" office:value-type="float" office:value="1922.95365335236" calcext:value-type="float">
            <text:p>1922.95365</text:p>
          </table:table-cell>
          <table:table-cell table:style-name="ce1" table:formula="of:=COM.MICROSOFT.STDEV.S([.F2:.F41])" office:value-type="float" office:value="14.5610155084783" calcext:value-type="float">
            <text:p>14.56102</text:p>
          </table:table-cell>
          <table:table-cell table:style-name="ce1" table:formula="of:=COM.MICROSOFT.STDEV.S([.G2:.G41])" office:value-type="float" office:value="4.51540397791593" calcext:value-type="float">
            <text:p>4.51540</text:p>
          </table:table-cell>
          <table:table-cell table:style-name="ce1" table:formula="of:=COM.MICROSOFT.STDEV.S([.H2:.H41])" office:value-type="float" office:value="0.0107148575774728" calcext:value-type="float">
            <text:p>0.01071</text:p>
          </table:table-cell>
          <table:table-cell table:style-name="ce1" table:formula="of:=COM.MICROSOFT.STDEV.S([.I2:.I41])" office:value-type="float" office:value="21.141974031619" calcext:value-type="float">
            <text:p>21.14197</text:p>
          </table:table-cell>
          <table:table-cell table:style-name="ce1" table:formula="of:=COM.MICROSOFT.STDEV.S([.J2:.J41])" office:value-type="float" office:value="42.7255442343895" calcext:value-type="float">
            <text:p>42.72554</text:p>
          </table:table-cell>
          <table:table-cell table:style-name="ce1" table:formula="of:=COM.MICROSOFT.STDEV.S([.K2:.K41])" office:value-type="float" office:value="0.05399572039072" calcext:value-type="float">
            <text:p>0.05400</text:p>
          </table:table-cell>
          <table:table-cell table:style-name="ce1" table:formula="of:=COM.MICROSOFT.STDEV.S([.L2:.L41])" office:value-type="float" office:value="0.0184504881458598" calcext:value-type="float">
            <text:p>0.01845</text:p>
          </table:table-cell>
          <table:table-cell table:style-name="ce1" table:formula="of:=COM.MICROSOFT.STDEV.S([.M2:.M41])" office:value-type="float" office:value="0.0328819177181093" calcext:value-type="float">
            <text:p>0.03288</text:p>
          </table:table-cell>
          <table:table-cell table:style-name="ce1" table:formula="of:=COM.MICROSOFT.STDEV.S([.N2:.N41])" office:value-type="float" office:value="0.00592858135839232" calcext:value-type="float">
            <text:p>0.00593</text:p>
          </table:table-cell>
          <table:table-cell table:style-name="ce1" table:formula="of:=COM.MICROSOFT.STDEV.S([.O2:.O41])" office:value-type="float" office:value="0.0105756129724754" calcext:value-type="float">
            <text:p>0.01058</text:p>
          </table:table-cell>
          <table:table-cell table:style-name="ce1" table:formula="of:=COM.MICROSOFT.STDEV.S([.P2:.P41])" office:value-type="float" office:value="0.00618263697785984" calcext:value-type="float">
            <text:p>0.00618</text:p>
          </table:table-cell>
          <table:table-cell table:style-name="ce1" table:formula="of:=COM.MICROSOFT.STDEV.S([.Q2:.Q41])" office:value-type="float" office:value="0.0133938131526922" calcext:value-type="float">
            <text:p>0.01339</text:p>
          </table:table-cell>
          <table:table-cell table:style-name="ce1" table:formula="of:=COM.MICROSOFT.STDEV.S([.R2:.R41])" office:value-type="float" office:value="0.0601482652602202" calcext:value-type="float">
            <text:p>0.06015</text:p>
          </table:table-cell>
          <table:table-cell table:style-name="ce1" table:formula="of:=COM.MICROSOFT.STDEV.S([.S2:.S41])" office:value-type="float" office:value="67.7117011907074" calcext:value-type="float">
            <text:p>67.71170</text:p>
          </table:table-cell>
          <table:table-cell table:style-name="ce1" table:formula="of:=COM.MICROSOFT.STDEV.S([.T2:.T41])" office:value-type="float" office:value="16.9397998476038" calcext:value-type="float">
            <text:p>16.93980</text:p>
          </table:table-cell>
          <table:table-cell table:style-name="ce1" table:formula="of:=COM.MICROSOFT.STDEV.S([.U2:.U41])" office:value-type="float" office:value="155.023707810369" calcext:value-type="float">
            <text:p>155.02371</text:p>
          </table:table-cell>
          <table:table-cell table:style-name="ce1" table:formula="of:=COM.MICROSOFT.STDEV.S([.V2:.V41])" office:value-type="float" office:value="0.275579495896481" calcext:value-type="float">
            <text:p>0.27558</text:p>
          </table:table-cell>
          <table:table-cell table:style-name="ce1" table:formula="of:=COM.MICROSOFT.STDEV.S([.W2:.W41])" office:value-type="float" office:value="0.0500419493694709" calcext:value-type="float">
            <text:p>0.050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8T15:58:27.886310836</dc:date>
    <meta:editing-duration>PT58M51S</meta:editing-duration>
    <meta:editing-cycles>1</meta:editing-cycles>
    <meta:document-statistic meta:table-count="1" meta:cell-count="1075" meta:object-count="0"/>
    <meta:generator>LibreOffice/6.4.7.2$Linux_X86_64 LibreOffice_project/40$Build-2</meta:generator>
  </office:meta>
</office:document-meta>
</file>